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42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42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42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FF0000" style:font-name="Arial1" style:font-name-asian="Arial1" style:font-name-complex="Arial1" fo:font-size="10pt" style:font-size-asian="10pt" style:font-size-complex="10pt"/>
    </style:style>
    <style:style style:name="ce27" style:family="table-cell" style:parent-style-name="Comma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42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Comma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42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42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42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42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2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Comma" style:data-style-name="N38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2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Comma" style:data-style-name="N38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4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42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3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0" style:family="table-cell" style:parent-style-name="Moneda" style:data-style-name="N43">
      <style:table-cell-properties fo:background-color="#FFFF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1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2" style:family="table-cell" style:parent-style-name="Moneda" style:data-style-name="N43">
      <style:table-cell-properties fo:background-color="#C6E0B4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3" style:family="table-cell" style:parent-style-name="Default" style:data-style-name="N0">
      <style:table-cell-properties style:vertical-align="automatic" fo:wrap-option="wrap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4" style:family="table-cell" style:parent-style-name="Default" style:data-style-name="N3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5" style:family="table-cell" style:parent-style-name="Default" style:data-style-name="N30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6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87" style:family="table-cell" style:parent-style-name="Default" style:data-style-name="N43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8" style:family="table-cell" style:parent-style-name="Default" style:data-style-name="N44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0" style:family="table-cell" style:parent-style-name="Moneda" style:data-style-name="N43">
      <style:table-cell-properties fo:background-color="#FFFF00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1" style:family="table-cell" style:parent-style-name="Moneda" style:data-style-name="N43">
      <style:table-cell-properties fo:background-color="transparent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2" style:family="table-cell" style:parent-style-name="Moneda" style:data-style-name="N43">
      <style:table-cell-properties fo:background-color="#C6E0B4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3" style:family="table-cell" style:parent-style-name="Default" style:data-style-name="N43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ackground-color="#FFFF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5" style:family="table-cell" style:parent-style-name="Default" style:data-style-name="N0">
      <style:table-cell-properties fo:background-color="#C6E0B4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6" style:family="table-cell" style:parent-style-name="Moneda" style:data-style-name="N43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7" style:family="table-cell" style:parent-style-name="Moneda" style:data-style-name="N43">
      <style:table-cell-properties fo:background-color="#FFFF00"/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9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10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1" style:family="table-cell" style:parent-style-name="Default" style:data-style-name="N4"/>
    <style:style style:name="ce102" style:family="table-cell" style:parent-style-name="Default" style:data-style-name="N36"/>
    <style:style style:name="ce10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thin solid #000000"/>
    </style:style>
    <style:style style:name="ce10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9" style:family="table-cell" style:parent-style-name="Default" style:data-style-name="N22">
      <style:table-cell-properties fo:border-top="thin solid #000000" fo:border-bottom="none" fo:border-left="none" fo:border-right="thin solid #000000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13" style:family="table-cell" style:parent-style-name="Default" style:data-style-name="N22">
      <style:table-cell-properties fo:border-top="none" fo:border-bottom="none" fo:border-left="none" fo:border-right="thin solid #000000" fo:background-color="transparent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5" style:family="table-cell" style:parent-style-name="Default" style:data-style-name="N22">
      <style:table-cell-properties fo:border-top="none" fo:border-bottom="none" fo:border-left="none" fo:border-right="thin solid #000000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Millares" style:data-style-name="N38"/>
    <style:style style:name="ce122" style:family="table-cell" style:parent-style-name="Millares" style:data-style-name="N39"/>
    <style:style style:name="ce123" style:family="table-cell" style:parent-style-name="Millares" style:data-style-name="N38">
      <style:text-properties fo:font-weight="bold" style:font-weight-asian="bold" style:font-weight-complex="bold"/>
    </style:style>
    <style:style style:name="ce124" style:family="table-cell" style:parent-style-name="Millares" style:data-style-name="N39"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6" style:family="table-cell" style:parent-style-name="Millares" style:data-style-name="N38">
      <style:table-cell-properties fo:border="thin solid #000000" style:vertical-align="automatic" style:repeat-content="false"/>
      <style:paragraph-properties fo:text-align="center"/>
    </style:style>
    <style:style style:name="ce127" style:family="table-cell" style:parent-style-name="Millares" style:data-style-name="N39">
      <style:table-cell-properties fo:border="thin solid #000000" style:vertical-align="automatic" style:repeat-content="false"/>
      <style:paragraph-properties fo:text-align="center"/>
    </style:style>
    <style:style style:name="ce128" style:family="table-cell" style:parent-style-name="Millares" style:data-style-name="N39">
      <style:table-cell-properties fo:border="thin solid #000000" style:vertical-align="automatic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0" style:family="table-cell" style:parent-style-name="Millares" style:data-style-name="N38">
      <style:table-cell-properties fo:border-top="none" fo:border-bottom="none" fo:border-left="thin solid #000000" fo:border-right="none"/>
    </style:style>
    <style:style style:name="ce131" style:family="table-cell" style:parent-style-name="Millares" style:data-style-name="N38">
      <style:table-cell-properties fo:border-top="none" fo:border-bottom="none" fo:border-left="thin solid #000000" fo:border-right="thin solid #000000"/>
    </style:style>
    <style:style style:name="ce132" style:family="table-cell" style:parent-style-name="Millares" style:data-style-name="N38">
      <style:table-cell-properties fo:border-top="none" fo:border-bottom="none" fo:border-left="none" fo:border-right="thin solid #000000"/>
    </style:style>
    <style:style style:name="ce133" style:family="table-cell" style:parent-style-name="Default" style:data-style-name="N40">
      <style:table-cell-properties fo:border-top="none" fo:border-bottom="none" fo:border-left="thin solid #000000" fo:border-right="thin solid #000000"/>
    </style:style>
    <style:style style:name="ce134" style:family="table-cell" style:parent-style-name="Millares" style:data-style-name="N39">
      <style:table-cell-properties fo:border-top="none" fo:border-bottom="none" fo:border-left="thin solid #000000" fo:border-right="thin solid #000000"/>
    </style:style>
    <style:style style:name="ce135" style:family="table-cell" style:parent-style-name="Millares" style:data-style-name="N39">
      <style:table-cell-properties fo:border-top="none" fo:border-bottom="none" fo:border-left="none" fo:border-right="thin solid #000000"/>
    </style:style>
    <style:style style:name="ce136" style:family="table-cell" style:parent-style-name="Millares" style:data-style-name="N38">
      <style:table-cell-properties fo:border-top="thin solid #000000" fo:border-bottom="none" fo:border-left="thin solid #000000" fo:border-right="thin solid #000000"/>
    </style:style>
    <style:style style:name="ce137" style:family="table-cell" style:parent-style-name="Millares" style:data-style-name="N39">
      <style:table-cell-properties fo:border-top="thin solid #000000" fo:border-bottom="none" fo:border-left="thin solid #000000" fo:border-right="thin solid #000000"/>
    </style:style>
    <style:style style:name="ce138" style:family="table-cell" style:parent-style-name="Millares" style:data-style-name="N39">
      <style:table-cell-properties fo:border-top="thin solid #000000" fo:border-bottom="none" fo:border-left="none" fo:border-right="thin solid #000000"/>
    </style:style>
    <style:style style:name="ce139" style:family="table-cell" style:parent-style-name="Millares" style:data-style-name="N39">
      <style:table-cell-properties fo:border="thin solid #000000"/>
    </style:style>
    <style:style style:name="ce140" style:family="table-cell" style:parent-style-name="Millares" style:data-style-name="N38">
      <style:table-cell-properties fo:border="thin solid #000000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Default" style:data-style-name="N40">
      <style:table-cell-properties fo:border-top="thin solid #000000" fo:border-bottom="none" fo:border-left="thin solid #000000" fo:border-right="thin solid #000000"/>
    </style:style>
    <style:style style:name="ce143" style:family="table-cell" style:parent-style-name="Millares" style:data-style-name="N39">
      <style:table-cell-properties fo:border-top="thin solid #000000" fo:border-bottom="thin solid #000000" fo:border-left="none" fo:border-right="thin solid #000000"/>
    </style:style>
    <style:style style:name="ce144" style:family="table-cell" style:parent-style-name="Millares" style:data-style-name="N39">
      <style:table-cell-properties fo:border-top="none" fo:border-bottom="thin solid #000000" fo:border-left="thin solid #000000" fo:border-right="thin solid #000000"/>
    </style:style>
    <style:style style:name="ce145" style:family="table-cell" style:parent-style-name="Default" style:data-style-name="N0"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Default" style:data-style-name="N48">
      <style:text-properties fo:color="#000000" style:font-name="Calibri" style:font-name-asian="Calibri" style:font-name-complex="Calibri" style:font-family-generic="swiss"/>
    </style:style>
    <style:style style:name="ce149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150" style:family="table-cell" style:parent-style-name="Default" style:data-style-name="N4">
      <style:text-properties fo:color="#000000" style:font-name="Calibri" style:font-name-asian="Calibri" style:font-name-complex="Calibri" style:font-family-generic="swiss"/>
    </style:style>
    <style:style style:name="ce151" style:family="table-cell" style:parent-style-name="Comma" style:data-style-name="N45">
      <style:table-cell-properties fo:background-color="transparent"/>
    </style:style>
    <style:style style:name="ce152" style:family="table-cell" style:parent-style-name="Percent" style:data-style-name="N13">
      <style:table-cell-properties fo:background-color="transparent"/>
      <style:text-properties fo:color="#000000" style:font-name="Liberation Sans1" style:font-name-asian="Liberation Sans1" style:font-name-complex="Liberation Sans1"/>
    </style:style>
    <style:style style:name="ce153" style:family="table-cell" style:parent-style-name="Default" style:data-style-name="N48"/>
    <style:style style:name="ce154" style:family="table-cell" style:parent-style-name="Default" style:data-style-name="N4">
      <style:table-cell-properties fo:border="2pt solid #000000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55" style:family="table-cell" style:parent-style-name="Comma" style:data-style-name="N45">
      <style:table-cell-properties fo:border="2pt solid #000000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3.91583333333333cm" style:use-optimal-column-width="true"/>
    </style:style>
    <style:style style:name="co11" style:family="table-column">
      <style:table-column-properties fo:break-before="auto" style:column-width="0.820208333333333cm" style:use-optimal-column-width="true"/>
    </style:style>
    <style:style style:name="co12" style:family="table-column">
      <style:table-column-properties fo:break-before="auto" style:column-width="0.714375cm" style:use-optimal-column-width="true"/>
    </style:style>
    <style:style style:name="co13" style:family="table-column">
      <style:table-column-properties fo:break-before="auto" style:column-width="3.59833333333333cm" style:use-optimal-column-width="true"/>
    </style:style>
    <style:style style:name="co14" style:family="table-column">
      <style:table-column-properties fo:break-before="auto" style:column-width="2.16958333333333cm" style:use-optimal-column-width="true"/>
    </style:style>
    <style:style style:name="co15" style:family="table-column">
      <style:table-column-properties fo:break-before="auto" style:column-width="1.984375cm" style:use-optimal-column-width="true"/>
    </style:style>
    <style:style style:name="co16" style:family="table-column">
      <style:table-column-properties fo:break-before="auto" style:column-width="1.61395833333333cm" style:use-optimal-column-width="true"/>
    </style:style>
    <style:style style:name="co17" style:family="table-column">
      <style:table-column-properties fo:break-before="auto" style:column-width="1.13770833333333cm" style:use-optimal-column-width="true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349375cm" style:use-optimal-column-width="true"/>
    </style:style>
    <style:style style:name="co21" style:family="table-column">
      <style:table-column-properties fo:break-before="auto" style:column-width="1.45520833333333cm" style:use-optimal-column-width="true"/>
    </style:style>
    <style:style style:name="co22" style:family="table-column">
      <style:table-column-properties fo:break-before="auto" style:column-width="10.7420833333333cm" style:use-optimal-column-width="true"/>
    </style:style>
    <style:style style:name="co23" style:family="table-column">
      <style:table-column-properties fo:break-before="auto" style:column-width="1.32291666666667cm" style:use-optimal-column-width="true"/>
    </style:style>
    <style:style style:name="co24" style:family="table-column">
      <style:table-column-properties fo:break-before="auto" style:column-width="6.29708333333333cm" style:use-optimal-column-width="true"/>
    </style:style>
    <style:style style:name="co25" style:family="table-column">
      <style:table-column-properties fo:break-before="auto" style:column-width="2.619375cm" style:use-optimal-column-width="true"/>
    </style:style>
    <style:style style:name="co26" style:family="table-column">
      <style:table-column-properties fo:break-before="auto" style:column-width="0.767291666666667cm" style:use-optimal-column-width="true"/>
    </style:style>
    <style:style style:name="co27" style:family="table-column">
      <style:table-column-properties fo:break-before="auto" style:column-width="0.740833333333333cm" style:use-optimal-column-width="true"/>
    </style:style>
    <style:style style:name="co28" style:family="table-column">
      <style:table-column-properties fo:break-before="auto" style:column-width="1.905cm" style:use-optimal-column-width="true"/>
    </style:style>
    <style:style style:name="co29" style:family="table-column">
      <style:table-column-properties fo:break-before="auto" style:column-width="2.27541666666667cm" style:use-optimal-column-width="true"/>
    </style:style>
    <style:style style:name="co30" style:family="table-column">
      <style:table-column-properties fo:break-before="auto" style:column-width="2.11666666666667cm"/>
    </style:style>
    <style:style style:name="co31" style:family="table-column">
      <style:table-column-properties fo:break-before="auto" style:column-width="0.899583333333333cm" style:use-optimal-column-width="true"/>
    </style:style>
    <style:style style:name="co32" style:family="table-column">
      <style:table-column-properties fo:break-before="auto" style:column-width="4.89479166666667cm" style:use-optimal-column-width="true"/>
    </style:style>
    <style:style style:name="co33" style:family="table-column">
      <style:table-column-properties fo:break-before="auto" style:column-width="1.29645833333333cm" style:use-optimal-column-width="true"/>
    </style:style>
    <style:style style:name="co34" style:family="table-column">
      <style:table-column-properties fo:break-before="auto" style:column-width="3.413125cm" style:use-optimal-column-width="true"/>
    </style:style>
    <style:style style:name="co35" style:family="table-column">
      <style:table-column-properties fo:break-before="auto" style:column-width="6.08541666666667cm" style:use-optimal-column-width="true"/>
    </style:style>
    <style:style style:name="co36" style:family="table-column">
      <style:table-column-properties fo:break-before="auto" style:column-width="6.35cm" style:use-optimal-column-width="true"/>
    </style:style>
    <style:style style:name="co37" style:family="table-column">
      <style:table-column-properties fo:break-before="auto" style:column-width="0.978958333333333cm" style:use-optimal-column-width="true"/>
    </style:style>
    <style:style style:name="co38" style:family="table-column">
      <style:table-column-properties fo:break-before="auto" style:column-width="2.54cm" style:use-optimal-column-width="true"/>
    </style:style>
    <style:style style:name="co39" style:family="table-column">
      <style:table-column-properties fo:break-before="auto" style:column-width="1.24354166666667cm" style:use-optimal-column-width="true"/>
    </style:style>
    <style:style style:name="co40" style:family="table-column">
      <style:table-column-properties fo:break-before="auto" style:column-width="1.190625cm" style:use-optimal-column-width="true"/>
    </style:style>
    <style:style style:name="co41" style:family="table-column">
      <style:table-column-properties fo:break-before="auto" style:column-width="10.239375cm" style:use-optimal-column-width="true"/>
    </style:style>
    <style:style style:name="co42" style:family="table-column">
      <style:table-column-properties fo:break-before="auto" style:column-width="4.23333333333333cm" style:use-optimal-column-width="true"/>
    </style:style>
    <style:style style:name="co43" style:family="table-column">
      <style:table-column-properties fo:break-before="auto" style:column-width="2.301875cm" style:use-optimal-column-width="true"/>
    </style:style>
    <style:style style:name="co44" style:family="table-column">
      <style:table-column-properties fo:break-before="auto" style:column-width="2.48708333333333cm" style:use-optimal-column-width="true"/>
    </style:style>
    <style:style style:name="co45" style:family="table-column">
      <style:table-column-properties fo:break-before="auto" style:column-width="2.460625cm" style:use-optimal-column-width="true"/>
    </style:style>
    <style:style style:name="co46" style:family="table-column">
      <style:table-column-properties fo:break-before="auto" style:column-width="6.87916666666667cm"/>
    </style:style>
    <style:style style:name="co47" style:family="table-column">
      <style:table-column-properties fo:break-before="auto" style:column-width="2.40770833333333cm"/>
    </style:style>
    <style:style style:name="co48" style:family="table-column">
      <style:table-column-properties fo:break-before="auto" style:column-width="5.21229166666667cm" style:use-optimal-column-width="true"/>
    </style:style>
    <style:style style:name="co49" style:family="table-column">
      <style:table-column-properties fo:break-before="auto" style:column-width="6.87916666666667cm" style:use-optimal-column-width="true"/>
    </style:style>
    <style:style style:name="co50" style:family="table-column">
      <style:table-column-properties fo:break-before="auto" style:column-width="3.14854166666667cm"/>
    </style:style>
    <style:style style:name="co51" style:family="table-column">
      <style:table-column-properties fo:break-before="auto" style:column-width="1.79916666666667cm" style:use-optimal-column-width="true"/>
    </style:style>
    <style:style style:name="co52" style:family="table-column">
      <style:table-column-properties fo:break-before="auto" style:column-width="2.09020833333333cm" style:use-optimal-column-width="true"/>
    </style:style>
    <style:style style:name="co53" style:family="table-column">
      <style:table-column-properties fo:break-before="auto" style:column-width="2.143125cm" style:use-optimal-column-width="true"/>
    </style:style>
    <style:style style:name="co54" style:family="table-column">
      <style:table-column-properties fo:break-before="auto" style:column-width="1.87854166666667cm" style:use-optimal-column-width="true"/>
    </style:style>
    <style:style style:name="co55" style:family="table-column">
      <style:table-column-properties fo:break-before="auto" style:column-width="1.21708333333333cm" style:use-optimal-column-width="true"/>
    </style:style>
    <style:style style:name="co56" style:family="table-column">
      <style:table-column-properties fo:break-before="auto" style:column-width="6.48229166666667cm" style:use-optimal-column-width="true"/>
    </style:style>
    <style:style style:name="co57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1.75pt" style:use-optimal-row-height="true" fo:break-before="auto"/>
    </style:style>
    <style:style style:name="ro7" style:family="table-row">
      <style:table-row-properties style:row-height="10.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7" table:default-cell-style-name="ce8"/>
        <table:table-column table:style-name="co7" table:number-columns-repeated="1010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4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101" table:number-columns-spanned="2" table:number-rows-spanned="1" table:style-name="ce72">
            <text:p>7101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Dara Macias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Ventas</text:p>
          </table:table-cell>
          <table:table-cell table:number-columns-repeated="4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4">
            <text:p>21/10/2020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4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Carlos Almeida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5"/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number-columns-spanned="1" table:number-rows-spanned="2" table:style-name="ce77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78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10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9"/>
          <table:table-cell table:number-columns-repeated="49" table:style-name="ce10"/>
          <table:table-cell table:number-columns-repeated="16323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3" table:style-name="ce22"/>
          <table:table-cell office:value-type="float" office:value="0" table:style-name="ce23">
            <text:p>-<text:s/></text:p>
          </table:table-cell>
          <table:table-cell table:style-name="ce24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office:value-type="string" table:style-name="ce25">
            <text:p>4-1-1-01-01-001</text:p>
          </table:table-cell>
          <table:table-cell office:value-type="string" table:style-name="ce25">
            <text:p>VENTAS EQUIPOS</text:p>
          </table:table-cell>
          <table:table-cell office:value-type="string" table:style-name="ce26">
            <text:p>Telconet</text:p>
          </table:table-cell>
          <table:table-cell office:value-type="float" office:value="378260" table:formula="of:=[Telconet.L49]" table:style-name="ce27">
            <text:p><text:s/>378.260<text:s/></text:p>
          </table:table-cell>
          <table:table-cell table:style-name="ce28"/>
          <table:table-cell office:value-type="float" office:value="168760" table:formula="of:=[Telconet.L50]" table:style-name="ce29">
            <text:p>168760<text:s/></text:p>
          </table:table-cell>
          <table:table-cell office:value-type="float" office:value="547020" table:formula="of:=[.D12]-[.E12]+[.F12]" table:style-name="ce27">
            <text:p><text:s/>547.020<text:s/></text:p>
          </table:table-cell>
          <table:table-cell office:value-type="string" table:style-name="ce29">
            <text:p>4-1-1-01-01-001</text:p>
          </table:table-cell>
          <table:table-cell office:value-type="string" table:style-name="ce30">
            <text:p>VENTAS EQUIPOS</text:p>
          </table:table-cell>
          <table:table-cell office:value-type="float" office:value="565360" table:style-name="ce27">
            <text:p><text:s/>565.360<text:s/></text:p>
          </table:table-cell>
          <table:table-cell office:value-type="float" office:value="-18340" table:formula="of:=[.G12]-[.J12]" table:style-name="ce31">
            <text:p><text:s/>-18.340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29"/>
          <table:table-cell table:style-name="ce28"/>
          <table:table-cell table:style-name="ce29"/>
          <table:table-cell office:value-type="float" office:value="0" table:formula="of:=[.D13]-[.E13]+[.F13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3]-[.J13]" table:style-name="ce23">
            <text:p>-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4"/>
          <table:table-cell table:style-name="ce33"/>
          <table:table-cell table:style-name="ce34"/>
          <table:table-cell table:style-name="ce29"/>
          <table:table-cell table:style-name="ce28"/>
          <table:table-cell table:style-name="ce29"/>
          <table:table-cell table:number-columns-repeated="4" table:style-name="ce22"/>
          <table:table-cell office:value-type="float" office:value="0" table:formula="of:=[.G14]-[.J14]" table:style-name="ce23">
            <text:p>-<text:s/></text:p>
          </table:table-cell>
          <table:table-cell table:style-name="ce9"/>
          <table:table-cell table:number-columns-repeated="49" table:style-name="ce24"/>
          <table:table-cell table:number-columns-repeated="16323" table:style-name="ce1"/>
        </table:table-row>
        <table:table-row table:style-name="ro2">
          <table:table-cell table:style-name="ce35"/>
          <table:table-cell table:style-name="ce36"/>
          <table:table-cell table:style-name="ce37"/>
          <table:table-cell table:number-columns-repeated="3" table:style-name="ce38"/>
          <table:table-cell table:number-columns-repeated="4" table:style-name="ce22"/>
          <table:table-cell table:style-name="ce23"/>
          <table:table-cell table:number-columns-repeated="50" table:style-name="ce9"/>
          <table:table-cell table:number-columns-repeated="16323" table:style-name="ce1"/>
        </table:table-row>
        <table:table-row table:style-name="ro4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20"/>
          <table:table-cell table:style-name="ce43"/>
          <table:table-cell table:style-name="ce44"/>
          <table:table-cell table:style-name="ce45"/>
          <table:table-cell table:style-name="ce20"/>
          <table:table-cell table:style-name="ce46"/>
          <table:table-cell table:style-name="ce47"/>
          <table:table-cell table:number-columns-repeated="49" table:style-name="ce9"/>
          <table:table-cell table:number-columns-repeated="16323" table:style-name="ce1"/>
        </table:table-row>
        <table:table-row table:style-name="ro5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378260" table:formula="of:=SUM([.D11:.D14])" table:style-name="ce50">
            <text:p><text:s/>378.260<text:s/></text:p>
          </table:table-cell>
          <table:table-cell office:value-type="float" office:value="0" table:formula="of:=SUM([.E11:.E14])" table:style-name="ce51">
            <text:p>-<text:s/></text:p>
          </table:table-cell>
          <table:table-cell office:value-type="float" office:value="168760" table:formula="of:=SUM([.F11:.F14])" table:style-name="ce51">
            <text:p>168760<text:s/></text:p>
          </table:table-cell>
          <table:table-cell office:value-type="float" office:value="547020" table:formula="of:=SUM([.G11:.G14])" table:style-name="ce50">
            <text:p><text:s/>547.020<text:s/></text:p>
          </table:table-cell>
          <table:table-cell table:number-columns-repeated="2" table:style-name="ce48"/>
          <table:table-cell office:value-type="float" office:value="565360" table:formula="of:=SUM([.J11:.J14])" table:style-name="ce50">
            <text:p><text:s/>565.360<text:s/></text:p>
          </table:table-cell>
          <table:table-cell office:value-type="float" office:value="-18340" table:formula="of:=SUM([.K11:.K14])" table:style-name="ce52">
            <text:p><text:s/>-18.340<text:s/></text:p>
          </table:table-cell>
          <table:table-cell table:style-name="ce8"/>
          <table:table-cell table:number-columns-repeated="16372" table:style-name="ce4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53"/>
          <table:table-cell office:value-type="string" table:style-name="ce54">
            <text:p>Saldo al</text:p>
          </table:table-cell>
          <table:table-cell office:value-type="string" table:style-name="ce55">
            <text:p>Saldo al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Nota a los estados financieros:</text:p>
          </table:table-cell>
          <table:table-cell table:style-name="ce56"/>
          <table:table-cell office:value-type="date" office:date-value="2020-12-31T00:00:00" table:style-name="ce57">
            <text:p>31/12/2020</text:p>
          </table:table-cell>
          <table:table-cell office:value-type="date" office:date-value="2019-12-31T00:00:00" table:style-name="ce58">
            <text:p>31/12/2019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9"/>
          <table:table-cell table:style-name="ce60"/>
          <table:table-cell table:style-name="ce61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9">
            <text:p>Venta de equipo</text:p>
          </table:table-cell>
          <table:table-cell table:style-name="ce59"/>
          <table:table-cell office:value-type="float" office:value="547020" table:formula="of:=[.G12]" table:style-name="ce27">
            <text:p><text:s/>547.020<text:s/></text:p>
          </table:table-cell>
          <table:table-cell office:value-type="float" office:value="521110" table:style-name="ce27">
            <text:p><text:s/>521.11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9">
            <text:p>Servicio de mantenimiento</text:p>
          </table:table-cell>
          <table:table-cell table:style-name="ce59"/>
          <table:table-cell office:value-type="float" office:value="0" table:style-name="ce27">
            <text:p><text:s/>-00<text:s/></text:p>
          </table:table-cell>
          <table:table-cell office:value-type="float" office:value="44250" table:style-name="ce27">
            <text:p><text:s/>44.25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9"/>
          <table:table-cell table:style-name="ce62"/>
          <table:table-cell table:style-name="ce27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3">
            <text:p>Total</text:p>
          </table:table-cell>
          <table:table-cell table:style-name="ce64"/>
          <table:table-cell office:value-type="float" office:value="547020" table:formula="of:=+SUM([.D23:.D25])" table:style-name="ce50">
            <text:p><text:s/>547.020<text:s/></text:p>
          </table:table-cell>
          <table:table-cell office:value-type="float" office:value="565360" table:formula="of:=+SUM([.E23:.E25])" table:style-name="ce50">
            <text:p><text:s/>565.36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5"/>
          <table:table-cell table:style-name="ce66"/>
          <table:table-cell table:style-name="ce67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8">
            <text:p>Fuente:</text:p>
          </table:table-cell>
          <table:table-cell table:number-columns-repeated="12" table:style-name="ce69"/>
          <table:table-cell table:number-columns-repeated="5" table:style-name="ce10"/>
          <table:table-cell table:number-columns-repeated="16366"/>
        </table:table-row>
        <table:table-row table:style-name="ro2">
          <table:table-cell office:value-type="string" table:style-name="ce10">
            <text:p>Estados financieros de la compa;ia, comparados directamente con los estados financieros del unico cliente, en este caso, Tlconet S.A.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0">
            <text:p>Objetivo: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office:value-type="string" table:style-name="ce10">
            <text:p>Obtener un detalle comparativo de los saldos entre periodos, esto con la finalidad de diseñar procedimientos de auditoría sobre los saldos de las cuentas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office:value-type="string" table:style-name="ce10">
            <text:p>Identificar las principales variaciones de los saldos.</text:p>
          </table:table-cell>
          <table:table-cell table:number-columns-repeated="17" table:style-name="ce10"/>
          <table:table-cell table:number-columns-repeated="16366"/>
        </table:table-row>
        <table:table-row table:number-rows-repeated="2"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0">
            <text:p>Observaciones: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1">
            <text:p>Conclusiones (A ser completado por el Auditor a cargo del compromiso):</text:p>
          </table:table-cell>
          <table:table-cell table:number-columns-repeated="17" table:style-name="ce10"/>
          <table:table-cell table:number-columns-repeated="16366"/>
        </table:table-row>
        <table:table-row table:number-rows-repeated="30" table:style-name="ro2">
          <table:table-cell table:number-columns-repeated="18" table:style-name="ce10"/>
          <table:table-cell table:number-columns-repeated="16366"/>
        </table:table-row>
        <table:table-row table:number-rows-repeated="1048505" table:style-name="ro2">
          <table:table-cell table:number-columns-repeated="16384"/>
        </table:table-row>
      </table:table>
      <table:table table:name="Telconet" table:style-name="ta2"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80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number-columns-repeated="2" table:default-cell-style-name="ce81"/>
        <table:table-column table:style-name="co19" table:default-cell-style-name="ce82"/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18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30" table:number-columns-repeated="3" table:default-cell-style-name="ce79" table:visibility="collapse"/>
        <table:table-column table:style-name="co31" table:default-cell-style-name="ce79"/>
        <table:table-column table:style-name="co32" table:default-cell-style-name="ce79"/>
        <table:table-column table:style-name="co33" table:default-cell-style-name="ce79"/>
        <table:table-column table:style-name="co31" table:default-cell-style-name="ce79"/>
        <table:table-column table:style-name="co34" table:default-cell-style-name="ce79"/>
        <table:table-column table:style-name="co33" table:default-cell-style-name="ce79"/>
        <table:table-column table:style-name="co31" table:default-cell-style-name="ce79"/>
        <table:table-column table:style-name="co35" table:default-cell-style-name="ce79"/>
        <table:table-column table:style-name="co33" table:default-cell-style-name="ce79"/>
        <table:table-column table:style-name="co31" table:default-cell-style-name="ce79"/>
        <table:table-column table:style-name="co36" table:default-cell-style-name="ce79"/>
        <table:table-column table:style-name="co37" table:default-cell-style-name="ce79"/>
        <table:table-column table:style-name="co12" table:default-cell-style-name="ce79"/>
        <table:table-column table:style-name="co38" table:default-cell-style-name="ce79"/>
        <table:table-column table:style-name="co21" table:default-cell-style-name="ce79"/>
        <table:table-column table:style-name="co39" table:default-cell-style-name="ce79"/>
        <table:table-column table:style-name="co40" table:default-cell-style-name="ce79"/>
        <table:table-column table:style-name="co18" table:default-cell-style-name="ce79"/>
        <table:table-column table:style-name="co14" table:default-cell-style-name="ce80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45" table:default-cell-style-name="ce79"/>
        <table:table-column table:style-name="co8" table:default-cell-style-name="ce79"/>
        <table:table-column table:style-name="co14" table:default-cell-style-name="ce79"/>
        <table:table-column table:style-name="co8" table:number-columns-repeated="16332" table:default-cell-style-name="ce79"/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number-columns-spanned="7" table:number-rows-spanned="1" table:style-name="ce98">
            <text:p>Pago de factura</text:p>
          </table:table-cell>
          <table:covered-table-cell table:number-columns-repeated="6"/>
          <table:table-cell table:number-columns-repeated="5" table:style-name="ce79"/>
          <table:table-cell table:number-columns-repeated="16334" table:style-name="ce1"/>
        </table:table-row>
        <table:table-row table:style-name="ro6">
          <table:table-cell office:value-type="string" table:style-name="ce79">
            <text:p>Proveedor</text:p>
          </table:table-cell>
          <table:table-cell office:value-type="string" table:style-name="ce79">
            <text:p>Nombre</text:p>
          </table:table-cell>
          <table:table-cell office:value-type="string" table:style-name="ce79">
            <text:p>Mov.</text:p>
          </table:table-cell>
          <table:table-cell office:value-type="string" table:style-name="ce79">
            <text:p>Tipo</text:p>
          </table:table-cell>
          <table:table-cell office:value-type="string" table:style-name="ce79">
            <text:p>Descripción</text:p>
          </table:table-cell>
          <table:table-cell office:value-type="string" table:style-name="ce80">
            <text:p>Monto</text:p>
          </table:table-cell>
          <table:table-cell office:value-type="string" table:style-name="ce81">
            <text:p>N. Documento</text:p>
          </table:table-cell>
          <table:table-cell office:value-type="string" table:style-name="ce81">
            <text:p>N. Físico</text:p>
          </table:table-cell>
          <table:table-cell office:value-type="string" table:style-name="ce81">
            <text:p>N Serie</text:p>
          </table:table-cell>
          <table:table-cell office:value-type="string" table:style-name="ce81">
            <text:p>Fecha</text:p>
          </table:table-cell>
          <table:table-cell office:value-type="string" table:style-name="ce81">
            <text:p>Fecha Vence</text:p>
          </table:table-cell>
          <table:table-cell office:value-type="string" table:style-name="ce82">
            <text:p>Gravado</text:p>
          </table:table-cell>
          <table:table-cell office:value-type="string" table:style-name="ce79">
            <text:p>Excentos</text:p>
          </table:table-cell>
          <table:table-cell office:value-type="string" table:style-name="ce79">
            <text:p>Saldo</text:p>
          </table:table-cell>
          <table:table-cell office:value-type="string" table:style-name="ce79">
            <text:p>Detalle</text:p>
          </table:table-cell>
          <table:table-cell office:value-type="string" table:style-name="ce83">
            <text:p>Código</text:p>
            <text:p>Sustento</text:p>
          </table:table-cell>
          <table:table-cell office:value-type="string" table:style-name="ce79">
            <text:p>Autorización</text:p>
          </table:table-cell>
          <table:table-cell office:value-type="string" table:style-name="ce83">
            <text:p>Fecha</text:p>
            <text:p>Caducidad</text:p>
          </table:table-cell>
          <table:table-cell office:value-type="string" table:style-name="ce79">
            <text:p>Comprobante <text:s/>Ret.</text:p>
          </table:table-cell>
          <table:table-cell office:value-type="string" table:style-name="ce83">
            <text:p>Imp.</text:p>
            <text:p>Ret</text:p>
          </table:table-cell>
          <table:table-cell office:value-type="string" table:style-name="ce83">
            <text:p>ReI.<text:s/></text:p>
            <text:p>Ret</text:p>
          </table:table-cell>
          <table:table-cell office:value-type="string" table:style-name="ce79">
            <text:p>Usuario</text:p>
          </table:table-cell>
          <table:table-cell office:value-type="string" table:style-name="ce79">
            <text:p>N. Comprobante</text:p>
          </table:table-cell>
          <table:table-cell table:number-columns-repeated="3" table:style-name="ce79"/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N. Docu</text:p>
          </table:table-cell>
          <table:table-cell office:value-type="string" table:style-name="ce84">
            <text:p>N. Físico</text:p>
          </table:table-cell>
          <table:table-cell office:value-type="string" table:style-name="ce84">
            <text:p>N. Serie</text:p>
          </table:table-cell>
          <table:table-cell office:value-type="string" table:style-name="ce84">
            <text:p>Fecha</text:p>
          </table:table-cell>
          <table:table-cell office:value-type="string" table:style-name="ce80">
            <text:p>Monto</text:p>
          </table:table-cell>
          <table:table-cell table:number-columns-repeated="2" table:style-name="ce79"/>
          <table:table-cell office:value-type="string" table:style-name="ce79">
            <text:p>Pagos a Octubre</text:p>
          </table:table-cell>
          <table:table-cell office:value-type="string" table:style-name="ce79">
            <text:p>Pagos a Diciembre</text:p>
          </table:table-cell>
          <table:table-cell office:value-type="string" table:style-name="ce79">
            <text:p>Pagos Posteriores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66330.240000000005" table:style-name="ce80">
            <text:p><text:s/>$66.330,24<text:s/></text:p>
          </table:table-cell>
          <table:table-cell office:value-type="string" table:style-name="ce85">
            <text:p>28031503</text:p>
          </table:table-cell>
          <table:table-cell office:value-type="string" table:style-name="ce85">
            <text:p>000004316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9-FEB-2020</text:p>
          </table:table-cell>
          <table:table-cell office:value-type="string" table:style-name="ce85">
            <text:p>21-FEB-2020</text:p>
          </table:table-cell>
          <table:table-cell office:value-type="currency" office:value="61760" table:style-name="ce82">
            <text:p><text:s/>$61.76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RY BATT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022020010990800537001200100100000431</text:p>
          </table:table-cell>
          <table:table-cell office:value-type="string" table:style-name="ce84">
            <text:p>21-FEB-2021</text:p>
          </table:table-cell>
          <table:table-cell office:value-type="float" office:value="149770" table:style-name="ce79">
            <text:p>149770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7411.2" table:style-name="ce79">
            <text:p>7411,2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223.36" table:style-name="ce79">
            <text:p>2223,36</text:p>
          </table:table-cell>
          <table:table-cell table:number-columns-repeated="3" table:style-name="ce79"/>
          <table:table-cell office:value-type="string" table:style-name="ce84">
            <text:p>15</text:p>
          </table:table-cell>
          <table:table-cell office:value-type="string" table:style-name="ce84">
            <text:p>1% TRANSFERENCIA DE BIENES MUEBLES DE N</text:p>
          </table:table-cell>
          <table:table-cell office:value-type="float" office:value="617.6" table:style-name="ce79">
            <text:p>617,6</text:p>
          </table:table-cell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2991632</text:p>
          </table:table-cell>
          <table:table-cell office:value-type="string" table:style-name="ce84">
            <text:p>15381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JUN-2020</text:p>
          </table:table-cell>
          <table:table-cell office:value-type="currency" office:value="20948" table:style-name="ce80">
            <text:p><text:s/>$20.948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0948" table:formula="of:=[.AS3]" table:style-name="ce87">
            <text:p><text:s/>$20.948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3903132</text:p>
          </table:table-cell>
          <table:table-cell office:value-type="string" table:style-name="ce84">
            <text:p>65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JUL-2020</text:p>
          </table:table-cell>
          <table:table-cell office:value-type="currency" office:value="13000" table:style-name="ce80">
            <text:p><text:s/>$13.000,00<text:s/></text:p>
          </table:table-cell>
          <table:table-cell table:number-columns-repeated="2" table:style-name="ce79"/>
          <table:table-cell office:value-type="currency" office:value="13000" table:formula="of:=[.AS4]" table:style-name="ce87">
            <text:p><text:s/>$13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3093632</text:p>
          </table:table-cell>
          <table:table-cell office:value-type="string" table:style-name="ce84">
            <text:p>4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5-JUN-2020</text:p>
          </table:table-cell>
          <table:table-cell office:value-type="currency" office:value="30000" table:style-name="ce80">
            <text:p><text:s/>$30.000,00<text:s/></text:p>
          </table:table-cell>
          <table:table-cell table:number-columns-repeated="2" table:style-name="ce79"/>
          <table:table-cell office:value-type="currency" office:value="30000" table:formula="of:=[.AS5]" table:style-name="ce87">
            <text:p><text:s/>$30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122232</text:p>
          </table:table-cell>
          <table:table-cell office:value-type="string" table:style-name="ce84">
            <text:p>70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JUL-2020</text:p>
          </table:table-cell>
          <table:table-cell office:value-type="currency" office:value="2382.2399999999998" table:style-name="ce80">
            <text:p><text:s/>$2.382,24<text:s/></text:p>
          </table:table-cell>
          <table:table-cell table:number-columns-repeated="2" table:style-name="ce79"/>
          <table:table-cell office:value-type="currency" office:value="2382.2399999999998" table:formula="of:=[.AS6]" table:style-name="ce87">
            <text:p><text:s/>$2.382,2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82483.199999999997" table:style-name="ce80">
            <text:p><text:s/>$82.483,20<text:s/></text:p>
          </table:table-cell>
          <table:table-cell office:value-type="string" table:style-name="ce85">
            <text:p>28324503</text:p>
          </table:table-cell>
          <table:table-cell office:value-type="string" table:style-name="ce85">
            <text:p>000004317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MAR-2020</text:p>
          </table:table-cell>
          <table:table-cell office:value-type="string" table:style-name="ce85">
            <text:p>16-MAR-2020</text:p>
          </table:table-cell>
          <table:table-cell office:value-type="currency" office:value="76800" table:style-name="ce82">
            <text:p><text:s/>$76.8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 TELCODATA S.A COMPRA DE BATERIA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6032020010990800537001200100100000431</text:p>
          </table:table-cell>
          <table:table-cell office:value-type="string" table:style-name="ce84">
            <text:p>16-MAR-2021</text:p>
          </table:table-cell>
          <table:table-cell office:value-type="float" office:value="151771" table:style-name="ce79">
            <text:p>15177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9216" table:style-name="ce79">
            <text:p>921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764.8" table:style-name="ce79">
            <text:p>2764,8</text:p>
          </table:table-cell>
          <table:table-cell table:number-columns-repeated="3" table:style-name="ce79"/>
          <table:table-cell office:value-type="string" table:style-name="ce84">
            <text:p>15</text:p>
          </table:table-cell>
          <table:table-cell office:value-type="string" table:style-name="ce84">
            <text:p>1% TRANSFERENCIA DE BIENES MUEBLES DE N</text:p>
          </table:table-cell>
          <table:table-cell office:value-type="float" office:value="768" table:style-name="ce79">
            <text:p>768</text:p>
          </table:table-cell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168832</text:p>
          </table:table-cell>
          <table:table-cell office:value-type="string" table:style-name="ce84">
            <text:p>91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4-AGO-2020</text:p>
          </table:table-cell>
          <table:table-cell office:value-type="currency" office:value="21865.439999999999" table:style-name="ce80">
            <text:p><text:s/>$21.865,44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1865.439999999999" table:formula="of:=[.AS8]" table:style-name="ce87">
            <text:p><text:s/>$21.865,4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122232</text:p>
          </table:table-cell>
          <table:table-cell office:value-type="string" table:style-name="ce84">
            <text:p>70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JUL-2020</text:p>
          </table:table-cell>
          <table:table-cell office:value-type="currency" office:value="7617.76" table:style-name="ce80">
            <text:p><text:s/>$7.617,76<text:s/></text:p>
          </table:table-cell>
          <table:table-cell table:number-columns-repeated="2" table:style-name="ce79"/>
          <table:table-cell office:value-type="currency" office:value="7617.76" table:formula="of:=[.AS9]" table:style-name="ce87">
            <text:p><text:s/>$7.617,76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642932</text:p>
          </table:table-cell>
          <table:table-cell office:value-type="string" table:style-name="ce84">
            <text:p>833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1-AGO-2020</text:p>
          </table:table-cell>
          <table:table-cell office:value-type="currency" office:value="13000" table:style-name="ce80">
            <text:p><text:s/>$13.000,00<text:s/></text:p>
          </table:table-cell>
          <table:table-cell table:number-columns-repeated="2" table:style-name="ce79"/>
          <table:table-cell office:value-type="currency" office:value="13000" table:formula="of:=[.AS10]" table:style-name="ce87">
            <text:p><text:s/>$13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217132</text:p>
          </table:table-cell>
          <table:table-cell office:value-type="string" table:style-name="ce84">
            <text:p>72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2-JUL-2020</text:p>
          </table:table-cell>
          <table:table-cell office:value-type="currency" office:value="40000" table:style-name="ce80">
            <text:p><text:s/>$40.000,00<text:s/></text:p>
          </table:table-cell>
          <table:table-cell table:number-columns-repeated="2" table:style-name="ce79"/>
          <table:table-cell office:value-type="currency" office:value="40000" table:formula="of:=[.AS11]" table:style-name="ce87">
            <text:p><text:s/>$40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0125.5" table:style-name="ce80">
            <text:p><text:s/>$50.125,50<text:s/></text:p>
          </table:table-cell>
          <table:table-cell office:value-type="string" table:style-name="ce85">
            <text:p>29198803</text:p>
          </table:table-cell>
          <table:table-cell office:value-type="string" table:style-name="ce85">
            <text:p>000004319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JUN-2020</text:p>
          </table:table-cell>
          <table:table-cell office:value-type="string" table:style-name="ce85">
            <text:p>23-JUN-2020</text:p>
          </table:table-cell>
          <table:table-cell office:value-type="currency" office:value="47000" table:style-name="ce82">
            <text:p><text:s/>$47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TELCODATA .S A COMPRA DE 200 BATERIAS <text:s/>EVER EXCEED 12V/120 AH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3062020010990800537001200100100000431</text:p>
          </table:table-cell>
          <table:table-cell office:value-type="string" table:style-name="ce84">
            <text:p>23-JUN-2021</text:p>
          </table:table-cell>
          <table:table-cell office:value-type="float" office:value="156881" table:style-name="ce79">
            <text:p>15688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640" table:style-name="ce79">
            <text:p>564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92" table:style-name="ce79">
            <text:p>169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22.5" table:style-name="ce79">
            <text:p>822,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168832</text:p>
          </table:table-cell>
          <table:table-cell office:value-type="string" table:style-name="ce84">
            <text:p>91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4-AGO-2020</text:p>
          </table:table-cell>
          <table:table-cell office:value-type="currency" office:value="11134.56" table:style-name="ce80">
            <text:p><text:s/>$11.134,56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11134.56" table:formula="of:=[.AS13]" table:style-name="ce87">
            <text:p><text:s/>$11.134,56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38990.94" table:style-name="ce80">
            <text:p><text:s/>$38.990,94<text:s/></text:p>
          </table:table-cell>
          <table:table-cell table:number-columns-repeated="2" table:style-name="ce79"/>
          <table:table-cell office:value-type="currency" office:value="38990.94" table:formula="of:=[.AS14]" table:style-name="ce87">
            <text:p><text:s/>$38.990,9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7597.25" table:style-name="ce80">
            <text:p><text:s/>$17.597,25<text:s/></text:p>
          </table:table-cell>
          <table:table-cell office:value-type="string" table:style-name="ce85">
            <text:p>29214903</text:p>
          </table:table-cell>
          <table:table-cell office:value-type="string" table:style-name="ce85">
            <text:p>000004320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JUN-2020</text:p>
          </table:table-cell>
          <table:table-cell office:value-type="string" table:style-name="ce85">
            <text:p>24-JUN-2020</text:p>
          </table:table-cell>
          <table:table-cell office:value-type="currency" office:value="16500" table:style-name="ce82">
            <text:p><text:s/>$16.5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E 100 BATERIAS 12V/80AH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4062020010990800537001200100100000432</text:p>
          </table:table-cell>
          <table:table-cell office:value-type="string" table:style-name="ce84">
            <text:p>24-JUN-2021</text:p>
          </table:table-cell>
          <table:table-cell office:value-type="float" office:value="157012" table:style-name="ce79">
            <text:p>157012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980" table:style-name="ce79">
            <text:p>198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594" table:style-name="ce79">
            <text:p>59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288.75" table:style-name="ce79">
            <text:p>288,7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17597.25" table:style-name="ce80">
            <text:p><text:s/>$17.597,25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17597.25" table:formula="of:=[.AS16]" table:style-name="ce87">
            <text:p><text:s/>$17.597,2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0125.5" table:style-name="ce80">
            <text:p><text:s/>$50.125,50<text:s/></text:p>
          </table:table-cell>
          <table:table-cell office:value-type="string" table:style-name="ce85">
            <text:p>29284403</text:p>
          </table:table-cell>
          <table:table-cell office:value-type="string" table:style-name="ce85">
            <text:p>000004321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06-JUL-2020</text:p>
          </table:table-cell>
          <table:table-cell office:value-type="string" table:style-name="ce85">
            <text:p>02-JUL-2020</text:p>
          </table:table-cell>
          <table:table-cell office:value-type="currency" office:value="47000" table:style-name="ce82">
            <text:p><text:s/>$47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E 200 DRY BATTERT (12V/120 AH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02072020010990800537001200100100000432</text:p>
          </table:table-cell>
          <table:table-cell office:value-type="string" table:style-name="ce84">
            <text:p>02-JUL-2021</text:p>
          </table:table-cell>
          <table:table-cell office:value-type="float" office:value="157465" table:style-name="ce79">
            <text:p>157465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640" table:style-name="ce79">
            <text:p>564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92" table:style-name="ce79">
            <text:p>169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22.5" table:style-name="ce79">
            <text:p>822,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6460132</text:p>
          </table:table-cell>
          <table:table-cell office:value-type="string" table:style-name="ce84">
            <text:p>5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OCT-2020</text:p>
          </table:table-cell>
          <table:table-cell office:value-type="currency" office:value="26713.65" table:style-name="ce80">
            <text:p><text:s/>$26.713,65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6713.65" table:formula="of:=[.AS18]" table:style-name="ce87">
            <text:p><text:s/>$26.713,6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23411.85" table:style-name="ce80">
            <text:p><text:s/>$23.411,85<text:s/></text:p>
          </table:table-cell>
          <table:table-cell table:number-columns-repeated="2" table:style-name="ce79"/>
          <table:table-cell office:value-type="currency" office:value="23411.85" table:formula="of:=[.AS19]" table:style-name="ce87">
            <text:p><text:s/>$23.411,8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5062.75" table:style-name="ce80">
            <text:p><text:s/>$25.062,75<text:s/></text:p>
          </table:table-cell>
          <table:table-cell office:value-type="string" table:style-name="ce85">
            <text:p>29811803</text:p>
          </table:table-cell>
          <table:table-cell office:value-type="string" table:style-name="ce85">
            <text:p>000004322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14-AGO-2020</text:p>
          </table:table-cell>
          <table:table-cell office:value-type="string" table:style-name="ce85">
            <text:p>09-AGO-2020</text:p>
          </table:table-cell>
          <table:table-cell office:value-type="currency" office:value="23500" table:style-name="ce82">
            <text:p><text:s/>$23.5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 / <text:s/>COMPRA DE 100 BATERIAS (12 / 120 AH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09082020010990800537001200100100000432</text:p>
          </table:table-cell>
          <table:table-cell office:value-type="string" table:style-name="ce84">
            <text:p>09-AGO-2021</text:p>
          </table:table-cell>
          <table:table-cell office:value-type="float" office:value="161052" table:style-name="ce79">
            <text:p>161052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820" table:style-name="ce79">
            <text:p>282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846" table:style-name="ce79">
            <text:p>846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411.25" table:style-name="ce79">
            <text:p>411,2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189632</text:p>
          </table:table-cell>
          <table:table-cell office:value-type="string" table:style-name="ce84">
            <text:p>19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NOV-2020</text:p>
          </table:table-cell>
          <table:table-cell office:value-type="currency" office:value="16776.400000000001" table:style-name="ce80">
            <text:p><text:s/>$16.776,4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6776.400000000001" table:formula="of:=[.AS21]" table:style-name="ce87">
            <text:p><text:s/>$16.776,40<text:s/></text:p>
          </table:table-cell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6460132</text:p>
          </table:table-cell>
          <table:table-cell office:value-type="string" table:style-name="ce84">
            <text:p>5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OCT-2020</text:p>
          </table:table-cell>
          <table:table-cell office:value-type="currency" office:value="8286.35" table:style-name="ce80">
            <text:p><text:s/>$8.286,35<text:s/></text:p>
          </table:table-cell>
          <table:table-cell table:number-columns-repeated="2" table:style-name="ce79"/>
          <table:table-cell office:value-type="currency" office:value="8286.35" table:formula="of:=[.AS22]" table:style-name="ce87">
            <text:p><text:s/>$8.286,35<text:s/></text:p>
          </table:table-cell>
          <table:table-cell table:style-name="ce87"/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number-columns-repeated="2" table:style-name="ce87"/>
          <table:table-cell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47939.17" table:style-name="ce80">
            <text:p><text:s/>$47.939,17<text:s/></text:p>
          </table:table-cell>
          <table:table-cell office:value-type="string" table:style-name="ce85">
            <text:p>30049203</text:p>
          </table:table-cell>
          <table:table-cell office:value-type="string" table:style-name="ce85">
            <text:p>000004324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1-AGO-2020</text:p>
          </table:table-cell>
          <table:table-cell office:value-type="string" table:style-name="ce85">
            <text:p>22-AGO-2020</text:p>
          </table:table-cell>
          <table:table-cell office:value-type="currency" office:value="44950" table:style-name="ce82">
            <text:p><text:s/>$44.95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 / COMPRA DE 155UN DRY BATTERY (12V/80AH)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2082020010990800537001200100100000432</text:p>
          </table:table-cell>
          <table:table-cell office:value-type="string" table:style-name="ce84">
            <text:p>22-AGO-2021</text:p>
          </table:table-cell>
          <table:table-cell office:value-type="float" office:value="162798" table:style-name="ce79">
            <text:p>162798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394" table:style-name="ce79">
            <text:p>5394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18.2" table:style-name="ce79">
            <text:p>1618,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786.63" table:style-name="ce79">
            <text:p>786,63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815032</text:p>
          </table:table-cell>
          <table:table-cell office:value-type="string" table:style-name="ce84">
            <text:p>50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8-DIC-2020</text:p>
          </table:table-cell>
          <table:table-cell office:value-type="currency" office:value="14000" table:style-name="ce80">
            <text:p><text:s/>$14.000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4000" table:formula="of:=[.AS24]" table:style-name="ce87">
            <text:p><text:s/>$14.000,00<text:s/></text:p>
          </table:table-cell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085532</text:p>
          </table:table-cell>
          <table:table-cell office:value-type="string" table:style-name="ce84">
            <text:p>51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8-ENE-2021</text:p>
          </table:table-cell>
          <table:table-cell office:value-type="currency" office:value="29139.439999999999" table:style-name="ce80">
            <text:p><text:s/>$29.139,44<text:s/></text:p>
          </table:table-cell>
          <table:table-cell table:number-columns-repeated="2" table:style-name="ce79"/>
          <table:table-cell table:number-columns-repeated="2" table:style-name="ce87"/>
          <table:table-cell office:value-type="currency" office:value="29139.439999999999" table:formula="of:=[.AS25]" table:style-name="ce87">
            <text:p><text:s/>$29.139,44<text:s/></text:p>
          </table:table-cell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143432</text:p>
          </table:table-cell>
          <table:table-cell office:value-type="string" table:style-name="ce84">
            <text:p>34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DIC-2020</text:p>
          </table:table-cell>
          <table:table-cell office:value-type="currency" office:value="4799.7299999999996" table:style-name="ce80">
            <text:p><text:s/>$4.799,73<text:s/></text:p>
          </table:table-cell>
          <table:table-cell table:number-columns-repeated="2" table:style-name="ce79"/>
          <table:table-cell table:style-name="ce87"/>
          <table:table-cell office:value-type="currency" office:value="4799.7299999999996" table:formula="of:=[.AS26]" table:style-name="ce87">
            <text:p><text:s/>$4.799,73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number-columns-repeated="3" table:style-name="ce87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64789.87" table:style-name="ce80">
            <text:p><text:s/>$64.789,87<text:s/></text:p>
          </table:table-cell>
          <table:table-cell office:value-type="string" table:style-name="ce85">
            <text:p>30049803</text:p>
          </table:table-cell>
          <table:table-cell office:value-type="string" table:style-name="ce85">
            <text:p>000004323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1-AGO-2020</text:p>
          </table:table-cell>
          <table:table-cell office:value-type="string" table:style-name="ce85">
            <text:p>21-AGO-2020</text:p>
          </table:table-cell>
          <table:table-cell office:value-type="currency" office:value="60750" table:style-name="ce82">
            <text:p><text:s/>$60.75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RVICIOS TELCODATA S.A. / COMPRA DE 270 BATERIAS (12V/120AH HR-12120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082020010990800537001200100100000432</text:p>
          </table:table-cell>
          <table:table-cell office:value-type="string" table:style-name="ce84">
            <text:p>21-AGO-2021</text:p>
          </table:table-cell>
          <table:table-cell office:value-type="float" office:value="162811" table:style-name="ce79">
            <text:p>16281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7290" table:style-name="ce79">
            <text:p>729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187" table:style-name="ce79">
            <text:p>2187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063.1300000000001" table:style-name="ce79">
            <text:p>1063,13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971332</text:p>
          </table:table-cell>
          <table:table-cell office:value-type="string" table:style-name="ce84">
            <text:p>30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30-NOV-2020</text:p>
          </table:table-cell>
          <table:table-cell office:value-type="currency" office:value="1000" table:style-name="ce80">
            <text:p><text:s/>$1.000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000" table:formula="of:=[.AS28]" table:style-name="ce87">
            <text:p><text:s/>$1.000,0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143432</text:p>
          </table:table-cell>
          <table:table-cell office:value-type="string" table:style-name="ce84">
            <text:p>34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DIC-2020</text:p>
          </table:table-cell>
          <table:table-cell office:value-type="currency" office:value="5200.2700000000004" table:style-name="ce80">
            <text:p><text:s/>$5.200,27<text:s/></text:p>
          </table:table-cell>
          <table:table-cell table:number-columns-repeated="2" table:style-name="ce79"/>
          <table:table-cell table:style-name="ce87"/>
          <table:table-cell office:value-type="currency" office:value="5200.2700000000004" table:formula="of:=[.AS29]" table:style-name="ce87">
            <text:p><text:s/>$5.200,27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189632</text:p>
          </table:table-cell>
          <table:table-cell office:value-type="string" table:style-name="ce84">
            <text:p>19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NOV-2020</text:p>
          </table:table-cell>
          <table:table-cell office:value-type="currency" office:value="23223.599999999999" table:style-name="ce80">
            <text:p><text:s/>$23.223,60<text:s/></text:p>
          </table:table-cell>
          <table:table-cell table:number-columns-repeated="2" table:style-name="ce79"/>
          <table:table-cell table:style-name="ce87"/>
          <table:table-cell office:value-type="currency" office:value="23223.599999999999" table:formula="of:=[.AS30]" table:style-name="ce87">
            <text:p><text:s/>$23.223,6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555932</text:p>
          </table:table-cell>
          <table:table-cell office:value-type="string" table:style-name="ce84">
            <text:p>26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9-NOV-2020</text:p>
          </table:table-cell>
          <table:table-cell office:value-type="currency" office:value="23000" table:style-name="ce80">
            <text:p><text:s/>$23.000,00<text:s/></text:p>
          </table:table-cell>
          <table:table-cell table:number-columns-repeated="2" table:style-name="ce79"/>
          <table:table-cell table:style-name="ce87"/>
          <table:table-cell office:value-type="currency" office:value="23000" table:formula="of:=[.AS31]" table:style-name="ce87">
            <text:p><text:s/>$23.000,0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CK</text:p>
          </table:table-cell>
          <table:table-cell office:value-type="string" table:style-name="ce84">
            <text:p>CHEQUES</text:p>
          </table:table-cell>
          <table:table-cell office:value-type="string" table:style-name="ce84">
            <text:p>1025332</text:p>
          </table:table-cell>
          <table:table-cell office:value-type="string" table:style-name="ce84">
            <text:p>645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8-FEB-2020</text:p>
          </table:table-cell>
          <table:table-cell office:value-type="currency" office:value="12366" table:style-name="ce80">
            <text:p><text:s/>$12.366,00<text:s/></text:p>
          </table:table-cell>
          <table:table-cell table:number-columns-repeated="2" table:style-name="ce79"/>
          <table:table-cell office:value-type="currency" office:value="12366" table:formula="of:=[.AS32]" table:style-name="ce87">
            <text:p><text:s/>$12.366,00<text:s/></text:p>
          </table:table-cell>
          <table:table-cell table:number-columns-repeated="2"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98245.98" table:style-name="ce80">
            <text:p><text:s/>$98.245,98<text:s/></text:p>
          </table:table-cell>
          <table:table-cell office:value-type="string" table:style-name="ce85">
            <text:p>31220503</text:p>
          </table:table-cell>
          <table:table-cell office:value-type="string" table:style-name="ce85">
            <text:p>000004325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NOV-2020</text:p>
          </table:table-cell>
          <table:table-cell office:value-type="string" table:style-name="ce85">
            <text:p>20-NOV-2020</text:p>
          </table:table-cell>
          <table:table-cell office:value-type="currency" office:value="92120" table:style-name="ce82">
            <text:p><text:s/>$92.12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/ COMPRA 392 DRY BATTERY (12V/120AH)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0112020010990800537001200100100000432</text:p>
          </table:table-cell>
          <table:table-cell office:value-type="string" table:style-name="ce84">
            <text:p>20-NOV-2021</text:p>
          </table:table-cell>
          <table:table-cell office:value-type="float" office:value="170568" table:style-name="ce79">
            <text:p>170568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054.4" table:style-name="ce79">
            <text:p>11054,4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16.32" table:style-name="ce79">
            <text:p>3316,3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12.1" table:style-name="ce79">
            <text:p>1612,1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085532</text:p>
          </table:table-cell>
          <table:table-cell office:value-type="string" table:style-name="ce84">
            <text:p>51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8-ENE-2021</text:p>
          </table:table-cell>
          <table:table-cell office:value-type="currency" office:value="5860.56" table:style-name="ce80">
            <text:p><text:s/>$5.860,56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table:style-name="ce87"/>
          <table:table-cell office:value-type="currency" office:value="5860.56" table:formula="of:=[.AS34]" table:style-name="ce87">
            <text:p><text:s/>$5.860,56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10252832</text:p>
          </table:table-cell>
          <table:table-cell office:value-type="string" table:style-name="ce84">
            <text:p>676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8-FEB-2021</text:p>
          </table:table-cell>
          <table:table-cell office:value-type="currency" office:value="67385.42" table:style-name="ce80">
            <text:p><text:s/>$67.385,42<text:s/></text:p>
          </table:table-cell>
          <table:table-cell table:number-columns-repeated="3" table:style-name="ce79"/>
          <table:table-cell table:style-name="ce87"/>
          <table:table-cell office:value-type="currency" office:value="67385.42" table:formula="of:=[.AS35]" table:style-name="ce87">
            <text:p><text:s/>$67.385,42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878732</text:p>
          </table:table-cell>
          <table:table-cell office:value-type="string" table:style-name="ce84">
            <text:p>61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1-FEB-2021</text:p>
          </table:table-cell>
          <table:table-cell office:value-type="currency" office:value="25000" table:style-name="ce80">
            <text:p><text:s/>$25.000,00<text:s/></text:p>
          </table:table-cell>
          <table:table-cell table:number-columns-repeated="3" table:style-name="ce79"/>
          <table:table-cell table:style-name="ce87"/>
          <table:table-cell office:value-type="currency" office:value="25000" table:formula="of:=[.AS36]" table:style-name="ce87">
            <text:p><text:s/>$25.000,00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5">
            <text:p>31335303</text:p>
          </table:table-cell>
          <table:table-cell office:value-type="string" table:style-name="ce85">
            <text:p>000004326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0-NOV-2020</text:p>
          </table:table-cell>
          <table:table-cell office:value-type="string" table:style-name="ce85">
            <text:p>21-NOV-2020</text:p>
          </table:table-cell>
          <table:table-cell office:value-type="currency" office:value="940" table:style-name="ce82">
            <text:p><text:s/>$94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 TELCODATA TN-UIO F.4326 POR COMPRA DE DRY BATE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112020009908005370012001001000004532</text:p>
          </table:table-cell>
          <table:table-cell office:value-type="string" table:style-name="ce84">
            <text:p>21-NOV-2021</text:p>
          </table:table-cell>
          <table:table-cell office:value-type="float" office:value="171446" table:style-name="ce79">
            <text:p>171446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2.8" table:style-name="ce79">
            <text:p>112,8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.840000000000003" table:style-name="ce79">
            <text:p>33,8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.45" table:style-name="ce79">
            <text:p>16,4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466532</text:p>
          </table:table-cell>
          <table:table-cell office:value-type="string" table:style-name="ce84">
            <text:p>39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DIC-2020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office:value-type="currency" office:value="1002.51" table:formula="of:=[.AS38]" table:style-name="ce87">
            <text:p><text:s/>$1.002,51<text:s/></text:p>
          </table:table-cell>
          <table:table-cell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5">
            <text:p>31335803</text:p>
          </table:table-cell>
          <table:table-cell office:value-type="string" table:style-name="ce85">
            <text:p>000004327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0-NOV-2020</text:p>
          </table:table-cell>
          <table:table-cell office:value-type="string" table:style-name="ce85">
            <text:p>21-NOV-2020</text:p>
          </table:table-cell>
          <table:table-cell office:value-type="currency" office:value="940" table:style-name="ce82">
            <text:p><text:s/>$94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SIOS TELCODATA TN-UIO F.4327 POR COMPRA DE DRY BATT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112020010990800537001200100100000432</text:p>
          </table:table-cell>
          <table:table-cell office:value-type="string" table:style-name="ce84">
            <text:p>21-NOV-2021</text:p>
          </table:table-cell>
          <table:table-cell office:value-type="float" office:value="171447" table:style-name="ce79">
            <text:p>171447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2.8" table:style-name="ce79">
            <text:p>112,8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.840000000000003" table:style-name="ce79">
            <text:p>33,8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.45" table:style-name="ce79">
            <text:p>16,4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466532</text:p>
          </table:table-cell>
          <table:table-cell office:value-type="string" table:style-name="ce84">
            <text:p>39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DIC-2020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office:value-type="currency" office:value="1002.51" table:formula="of:=[.AS40]" table:style-name="ce87">
            <text:p><text:s/>$1.002,51<text:s/></text:p>
          </table:table-cell>
          <table:table-cell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005.02" table:style-name="ce80">
            <text:p><text:s/>$2.005,02<text:s/></text:p>
          </table:table-cell>
          <table:table-cell office:value-type="string" table:style-name="ce85">
            <text:p>31547703</text:p>
          </table:table-cell>
          <table:table-cell office:value-type="string" table:style-name="ce85">
            <text:p>000004328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16-DIC-2020</text:p>
          </table:table-cell>
          <table:table-cell office:value-type="string" table:style-name="ce85">
            <text:p>11-DIC-2020</text:p>
          </table:table-cell>
          <table:table-cell office:value-type="currency" office:value="1880" table:style-name="ce82">
            <text:p><text:s/>$1.88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TELCODATA TN-UIO F.4328 POR POR COMPRA DE DRY BATER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1122020010990800537001200100100000432</text:p>
          </table:table-cell>
          <table:table-cell office:value-type="string" table:style-name="ce84">
            <text:p>11-DIC-2021</text:p>
          </table:table-cell>
          <table:table-cell office:value-type="float" office:value="172691" table:style-name="ce79">
            <text:p>17269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25.6" table:style-name="ce79">
            <text:p>225,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67.680000000000007" table:style-name="ce79">
            <text:p>67,68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32.9" table:style-name="ce79">
            <text:p>32,9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325732</text:p>
          </table:table-cell>
          <table:table-cell office:value-type="string" table:style-name="ce84">
            <text:p>694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4-ENE-2021</text:p>
          </table:table-cell>
          <table:table-cell office:value-type="currency" office:value="2005.02" table:style-name="ce80">
            <text:p><text:s/>$2.005,02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table:style-name="ce87"/>
          <table:table-cell office:value-type="currency" office:value="2005.02" table:formula="of:=[.AS42]" table:style-name="ce87">
            <text:p><text:s/>$2.005,02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2130.52" table:style-name="ce80">
            <text:p><text:s/>$52.130,52<text:s/></text:p>
          </table:table-cell>
          <table:table-cell office:value-type="string" table:style-name="ce85">
            <text:p>31726003</text:p>
          </table:table-cell>
          <table:table-cell office:value-type="string" table:style-name="ce85">
            <text:p>000004330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DIC-2020</text:p>
          </table:table-cell>
          <table:table-cell office:value-type="string" table:style-name="ce85">
            <text:p>18-DIC-2020</text:p>
          </table:table-cell>
          <table:table-cell office:value-type="currency" office:value="48880" table:style-name="ce82">
            <text:p><text:s/>$48.880,00<text:s/></text:p>
          </table:table-cell>
          <table:table-cell office:value-type="float" office:value="0" table:style-name="ce79">
            <text:p>0</text:p>
          </table:table-cell>
          <table:table-cell office:value-type="float" office:value="52130.52" table:style-name="ce79">
            <text:p>52130,52</text:p>
          </table:table-cell>
          <table:table-cell office:value-type="string" table:style-name="ce84">
            <text:p>SERVICIOS TELCODATE S.A./ COMPRA DE 208 (UN) DE DRY BATERIA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8122020010990800537001200100100000433</text:p>
          </table:table-cell>
          <table:table-cell office:value-type="string" table:style-name="ce84">
            <text:p>18-DIC-2021</text:p>
          </table:table-cell>
          <table:table-cell office:value-type="float" office:value="174103" table:style-name="ce79">
            <text:p>174103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ABANOA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865.6" table:style-name="ce79">
            <text:p>5865,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759.68" table:style-name="ce79">
            <text:p>1759,68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55.4" table:style-name="ce79">
            <text:p>855,4</text:p>
          </table:table-cell>
          <table:table-cell table:number-columns-repeated="9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5596" table:style-name="ce80">
            <text:p><text:s/>$25.596,00<text:s/></text:p>
          </table:table-cell>
          <table:table-cell office:value-type="string" table:style-name="ce85">
            <text:p>31727103</text:p>
          </table:table-cell>
          <table:table-cell office:value-type="string" table:style-name="ce85">
            <text:p>000004329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DIC-2020</text:p>
          </table:table-cell>
          <table:table-cell office:value-type="string" table:style-name="ce85">
            <text:p>16-DIC-2020</text:p>
          </table:table-cell>
          <table:table-cell office:value-type="currency" office:value="24000" table:style-name="ce82">
            <text:p><text:s/>$24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17981.419999999998" table:style-name="ce79">
            <text:p>17981,42</text:p>
          </table:table-cell>
          <table:table-cell office:value-type="string" table:style-name="ce84">
            <text:p>SERVICIOS TELCODATA S.A./ COMPRA DE 150 (UN) DRY BATERY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6122020010990800537001200100100000432</text:p>
          </table:table-cell>
          <table:table-cell office:value-type="string" table:style-name="ce84">
            <text:p>16-DIC-2021</text:p>
          </table:table-cell>
          <table:table-cell office:value-type="float" office:value="174104" table:style-name="ce79">
            <text:p>174104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ABANOA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880" table:style-name="ce79">
            <text:p>288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864" table:style-name="ce79">
            <text:p>86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420" table:style-name="ce79">
            <text:p>420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10252832</text:p>
          </table:table-cell>
          <table:table-cell office:value-type="string" table:style-name="ce84">
            <text:p>676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8-FEB-2021</text:p>
          </table:table-cell>
          <table:table-cell office:value-type="currency" office:value="7614.58" table:style-name="ce80">
            <text:p><text:s/>$7.614,58<text:s/></text:p>
          </table:table-cell>
          <table:table-cell office:value-type="currency" office:value="70111.939999999988" table:formula="of:=+SUM([.F44:.F45])-[.AS45]" table:style-name="ce88">
            <text:p><text:s/>$ 70.111,94<text:s/></text:p>
          </table:table-cell>
          <table:table-cell office:value-type="string" table:style-name="ce89">
            <text:p>Saldo pendiente en factura</text:p>
          </table:table-cell>
          <table:table-cell table:style-name="ce79"/>
          <table:table-cell table:style-name="ce87"/>
          <table:table-cell office:value-type="currency" office:value="7614.58" table:formula="of:=[.AS45]" table:style-name="ce87">
            <text:p><text:s/>$7.614,58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 table:style-name="ce86"/>
          <table:table-cell office:value-type="currency" office:value="584436.02" table:formula="of:=+SUM([.F3:.F45])" table:style-name="ce90">
            <text:p><text:s/>$584.436,02<text:s/></text:p>
          </table:table-cell>
          <table:table-cell table:number-columns-repeated="5" table:style-name="ce91"/>
          <table:table-cell office:value-type="currency" office:value="547020" table:formula="of:=+SUM([.L3:.L45])" table:style-name="ce92">
            <text:p><text:s/>$547.020,00<text:s/></text:p>
          </table:table-cell>
          <table:table-cell table:number-columns-repeated="32" table:style-name="ce86"/>
          <table:table-cell office:value-type="currency" office:value="514324.08" table:formula="of:=+SUM([.AS2:.AS45])" table:style-name="ce90">
            <text:p><text:s/>$514.324,08<text:s/></text:p>
          </table:table-cell>
          <table:table-cell table:number-columns-repeated="2" table:style-name="ce86"/>
          <table:table-cell office:value-type="currency" office:value="287314.03999999998" table:formula="of:=SUM([.AV3:.AV45])" table:style-name="ce93">
            <text:p><text:s/>$287.314,04<text:s/></text:p>
          </table:table-cell>
          <table:table-cell office:value-type="currency" office:value="90005.01999999999" table:formula="of:=SUM([.AW3:.AW45])" table:style-name="ce93">
            <text:p><text:s/>$90.005,02<text:s/></text:p>
          </table:table-cell>
          <table:table-cell office:value-type="currency" office:value="137005.01999999999" table:formula="of:=SUM([.AX3:.AX45])" table:style-name="ce93">
            <text:p><text:s/>$137.005,02<text:s/></text:p>
          </table:table-cell>
          <table:table-cell table:style-name="ce86"/>
          <table:table-cell office:value-type="currency" office:value="514324.07999999996" table:formula="of:=SUM([.AV47:.AX47])" table:style-name="ce93">
            <text:p><text:s/>$514.324,08<text:s/></text:p>
          </table:table-cell>
          <table:table-cell table:number-columns-repeated="16332" table:style-name="ce86"/>
        </table:table-row>
        <table:table-row table:style-name="ro2">
          <table:table-cell table:number-columns-repeated="5" table:style-name="ce79"/>
          <table:table-cell table:style-name="ce94"/>
          <table:table-cell table:number-columns-repeated="5" table:style-name="ce81"/>
          <table:table-cell table:style-name="ce95"/>
          <table:table-cell table:number-columns-repeated="32" table:style-name="ce79"/>
          <table:table-cell table:style-name="ce94"/>
          <table:table-cell table:number-columns-repeated="7" table:style-name="ce79"/>
          <table:table-cell table:number-columns-repeated="16332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Facturado hasta Octubre</text:p>
          </table:table-cell>
          <table:table-cell office:value-type="currency" office:value="404453.48" table:formula="of:=SUM([.F3:.F33])" table:style-name="ce80">
            <text:p><text:s/>$404.453,48<text:s/></text:p>
          </table:table-cell>
          <table:table-cell table:number-columns-repeated="5" table:style-name="ce96"/>
          <table:table-cell office:value-type="currency" office:value="378260" table:formula="of:=SUM([.L3:.L33])" table:style-name="ce82">
            <text:p><text:s/>$378.260,00<text:s/></text:p>
          </table:table-cell>
          <table:table-cell table:number-columns-repeated="32" table:style-name="ce79"/>
          <table:table-cell office:value-type="currency" office:value="70111.94" table:formula="of:=+[.F47]-[.AS47]" table:style-name="ce97">
            <text:p><text:s/>$70.111,94<text:s/></text:p>
          </table:table-cell>
          <table:table-cell table:style-name="ce79"/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Facturado hasta Diciembre</text:p>
          </table:table-cell>
          <table:table-cell office:value-type="currency" office:value="179982.53999999998" table:formula="of:=SUM([.F34:.F45])" table:style-name="ce80">
            <text:p><text:s/>$179.982,54<text:s/></text:p>
          </table:table-cell>
          <table:table-cell table:number-columns-repeated="5" table:style-name="ce96"/>
          <table:table-cell office:value-type="currency" office:value="168760" table:formula="of:=SUM([.L34:.L45])" table:style-name="ce82">
            <text:p><text:s/>$168.760,00<text:s/></text:p>
          </table:table-cell>
          <table:table-cell table:number-columns-repeated="32" table:style-name="ce79"/>
          <table:table-cell table:style-name="ce90"/>
          <table:table-cell office:value-type="string" table:style-name="ce86">
            <text:p>Pendiente por pagar a Servicios Telcodata por compra de batería.<text:s/>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table:style-name="ce79"/>
          <table:table-cell table:style-name="ce80"/>
          <table:table-cell table:number-columns-repeated="5" table:style-name="ce96"/>
          <table:table-cell table:style-name="ce82"/>
          <table:table-cell table:number-columns-repeated="32" table:style-name="ce79"/>
          <table:table-cell table:style-name="ce90"/>
          <table:table-cell office:value-type="string" table:style-name="ce86">
            <text:p>Este saldo aún se mantiene en Proveedores locales, ya que no se<text:s/>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Total Anual</text:p>
          </table:table-cell>
          <table:table-cell office:value-type="currency" office:value="584436.02" table:formula="of:=SUM([.F49:.F50])" table:style-name="ce80">
            <text:p><text:s/>$584.436,02<text:s/></text:p>
          </table:table-cell>
          <table:table-cell table:number-columns-repeated="5" table:style-name="ce96"/>
          <table:table-cell office:value-type="currency" office:value="547020" table:formula="of:=SUM([.L49:.L50])" table:style-name="ce82">
            <text:p><text:s/>$547.020,00<text:s/></text:p>
          </table:table-cell>
          <table:table-cell table:number-columns-repeated="32" table:style-name="ce79"/>
          <table:table-cell table:style-name="ce80"/>
          <table:table-cell office:value-type="string" table:style-name="ce86">
            <text:p>ha hecho la reclasificación a la cuenta relacionada.</text:p>
          </table:table-cell>
          <table:table-cell table:number-columns-repeated="16338" table:style-name="ce1"/>
        </table:table-row>
        <table:table-row table:style-name="ro7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style-name="ce79"/>
          <table:table-cell table:number-columns-repeated="16338" table:style-name="ce1"/>
        </table:table-row>
        <table:table-row table:number-rows-repeated="1048522" table:style-name="ro7">
          <table:table-cell table:number-columns-repeated="16384"/>
        </table:table-row>
      </table:table>
      <table:table table:name="Mayor_Ingresos" table:style-name="ta3">
        <table:table-column table:style-name="co7" table:number-columns-repeated="2" table:default-cell-style-name="ce1"/>
        <table:table-column table:style-name="co46" table:default-cell-style-name="ce1"/>
        <table:table-column table:style-name="co7" table:number-columns-repeated="89" table:default-cell-style-name="ce1"/>
        <table:table-column table:style-name="co8" table:number-columns-repeated="16292" table:default-cell-style-name="ce1"/>
        <table:table-row table:style-name="ro8">
          <table:table-cell office:value-type="float" office:value="927" table:style-name="ce1">
            <text:p>927</text:p>
          </table:table-cell>
          <table:table-cell office:value-type="string" table:style-name="ce99">
            <text:p>4</text:p>
          </table:table-cell>
          <table:table-cell office:value-type="string" table:style-name="ce100">
            <text:p>INGRES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28" table:style-name="ce1">
            <text:p>928</text:p>
          </table:table-cell>
          <table:table-cell office:value-type="string" table:style-name="ce99">
            <text:p>4-1</text:p>
          </table:table-cell>
          <table:table-cell office:value-type="string" table:style-name="ce100">
            <text:p>VENTA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29" table:style-name="ce1">
            <text:p>929</text:p>
          </table:table-cell>
          <table:table-cell office:value-type="string" table:style-name="ce99">
            <text:p>4-1-1</text:p>
          </table:table-cell>
          <table:table-cell office:value-type="string" table:style-name="ce100">
            <text:p>VENTAS LOCALE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0" table:style-name="ce1">
            <text:p>930</text:p>
          </table:table-cell>
          <table:table-cell office:value-type="string" table:style-name="ce99">
            <text:p>4-1-1-01</text:p>
          </table:table-cell>
          <table:table-cell office:value-type="string" table:style-name="ce100">
            <text:p>VENTAS EQUIP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1" table:style-name="ce1">
            <text:p>931</text:p>
          </table:table-cell>
          <table:table-cell office:value-type="string" table:style-name="ce99">
            <text:p>4-1-1-01-01</text:p>
          </table:table-cell>
          <table:table-cell office:value-type="string" table:style-name="ce100">
            <text:p>VENTA EQUIPOS GUAYAQUIL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2" table:style-name="ce1">
            <text:p>932</text:p>
          </table:table-cell>
          <table:table-cell office:value-type="string" table:style-name="ce99">
            <text:p>4-1-1-01-01-001</text:p>
          </table:table-cell>
          <table:table-cell office:value-type="string" table:style-name="ce100">
            <text:p>VENTAS EQUIP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8260" table:style-name="ce101">
            <text:p>378.260,00</text:p>
          </table:table-cell>
          <table:table-cell office:value-type="float" office:value="-378260" table:style-name="ce101">
            <text:p>-378.260,0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number-columns-repeated="3" table:style-name="ce1"/>
          <table:table-cell table:number-columns-repeated="2" table:style-name="ce101"/>
          <table:table-cell table:number-columns-repeated="16292"/>
        </table:table-row>
        <table:table-row table:style-name="ro9">
          <table:table-cell office:value-type="float" office:value="933" table:style-name="ce1">
            <text:p>933</text:p>
          </table:table-cell>
          <table:table-cell office:value-type="string" table:style-name="ce99">
            <text:p>-61,760.00</text:p>
          </table:table-cell>
          <table:table-cell office:value-type="float" office:value="61760" table:style-name="ce101">
            <text:p>61.760,0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2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4" table:style-name="ce1">
            <text:p>934</text:p>
          </table:table-cell>
          <table:table-cell office:value-type="string" table:style-name="ce99">
            <text:p>-138,560.00</text:p>
          </table:table-cell>
          <table:table-cell office:value-type="float" office:value="76800" table:style-name="ce101">
            <text:p>76.800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2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5" table:style-name="ce1">
            <text:p>935</text:p>
          </table:table-cell>
          <table:table-cell office:value-type="string" table:style-name="ce99">
            <text:p>-185,560.00</text:p>
          </table:table-cell>
          <table:table-cell office:value-type="float" office:value="47000" table:style-name="ce101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2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6" table:style-name="ce1">
            <text:p>936</text:p>
          </table:table-cell>
          <table:table-cell office:value-type="string" table:style-name="ce99">
            <text:p>-202,060.00</text:p>
          </table:table-cell>
          <table:table-cell office:value-type="float" office:value="16500" table:style-name="ce101">
            <text:p>16.50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102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7" table:style-name="ce1">
            <text:p>937</text:p>
          </table:table-cell>
          <table:table-cell office:value-type="string" table:style-name="ce99">
            <text:p>-249,060.00</text:p>
          </table:table-cell>
          <table:table-cell office:value-type="float" office:value="47000" table:style-name="ce101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2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8" table:style-name="ce1">
            <text:p>938</text:p>
          </table:table-cell>
          <table:table-cell office:value-type="string" table:style-name="ce99">
            <text:p>-272,560.00</text:p>
          </table:table-cell>
          <table:table-cell office:value-type="float" office:value="23500" table:style-name="ce101">
            <text:p>23.50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102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9" table:style-name="ce1">
            <text:p>939</text:p>
          </table:table-cell>
          <table:table-cell office:value-type="string" table:style-name="ce99">
            <text:p>-333,310.00</text:p>
          </table:table-cell>
          <table:table-cell office:value-type="float" office:value="60750" table:style-name="ce101">
            <text:p>60.75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2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40" table:style-name="ce1">
            <text:p>940</text:p>
          </table:table-cell>
          <table:table-cell office:value-type="string" table:style-name="ce99">
            <text:p>-378,260.00</text:p>
          </table:table-cell>
          <table:table-cell office:value-type="float" office:value="44950" table:style-name="ce101">
            <text:p>44.950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2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Precios" table:style-name="ta4">
        <table:table-column table:style-name="co44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8" table:number-columns-repeated="3" table:default-cell-style-name="ce1"/>
        <table:table-column table:style-name="co49" table:default-cell-style-name="ce1"/>
        <table:table-column table:style-name="co8" table:number-columns-repeated="16376" table:default-cell-style-name="ce1"/>
        <table:table-row table:style-name="ro2">
          <table:table-cell office:value-type="string" table:style-name="ce1">
            <text:p>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stado de productos de 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 31 de diciembre del 2020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number-columns-spanned="2" table:number-rows-spanned="1" table:style-name="ce120">
            <text:p>Precio Unitario</text:p>
          </table:table-cell>
          <table:covered-table-cell/>
          <table:table-cell table:number-columns-repeated="16377" table:style-name="ce1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04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float" office:value="2020" table:style-name="ce106">
            <text:p>2020</text:p>
          </table:table-cell>
          <table:table-cell office:value-type="float" office:value="2019" table:style-name="ce106">
            <text:p>2019</text:p>
          </table:table-cell>
          <table:table-cell office:value-type="string" table:style-name="ce103">
            <text:p>Fecha</text:p>
          </table:table-cell>
          <table:table-cell table:number-columns-repeated="16376"/>
        </table:table-row>
        <table:table-row table:style-name="ro2">
          <table:table-cell office:value-type="string" table:style-name="ce107">
            <text:p>17-01-01-003</text:p>
          </table:table-cell>
          <table:table-cell office:value-type="string" table:style-name="ce107">
            <text:p>DM-12120</text:p>
          </table:table-cell>
          <table:table-cell office:value-type="string" table:style-name="ce107">
            <text:p>DRY BATTERY (12V/120AH)</text:p>
          </table:table-cell>
          <table:table-cell office:value-type="string" table:style-name="ce107">
            <text:p>Deep Cycle Max range VRLA</text:p>
          </table:table-cell>
          <table:table-cell office:value-type="string" table:style-name="ce108">
            <text:p>Unidades</text:p>
          </table:table-cell>
          <table:table-cell office:value-type="float" office:value="0" table:style-name="ce107">
            <text:p>0</text:p>
          </table:table-cell>
          <table:table-cell office:value-type="float" office:value="257" table:style-name="ce107">
            <text:p>257</text:p>
          </table:table-cell>
          <table:table-cell office:value-type="string" table:style-name="ce109">
            <text:p>Enero 2019 - Marzo 2019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40" table:style-name="ce110">
            <text:p>240</text:p>
          </table:table-cell>
          <table:table-cell office:value-type="float" office:value="240" table:style-name="ce110">
            <text:p>240</text:p>
          </table:table-cell>
          <table:table-cell office:value-type="string" table:style-name="ce112">
            <text:p>Abril 2019- May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35" table:style-name="ce110">
            <text:p>235</text:p>
          </table:table-cell>
          <table:table-cell office:value-type="float" office:value="0" table:style-name="ce110">
            <text:p>0</text:p>
          </table:table-cell>
          <table:table-cell office:value-type="string" table:style-name="ce113">
            <text:p>Junio 2020 - Juli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25" table:style-name="ce110">
            <text:p>225</text:p>
          </table:table-cell>
          <table:table-cell office:value-type="float" office:value="0" table:style-name="ce110">
            <text:p>0</text:p>
          </table:table-cell>
          <table:table-cell office:value-type="string" table:style-name="ce114">
            <text:p>Agosto 2020 <text:s/>en adelante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72" table:style-name="ce110">
            <text:p>172</text:p>
          </table:table-cell>
          <table:table-cell office:value-type="float" office:value="0" table:style-name="ce110">
            <text:p>0</text:p>
          </table:table-cell>
          <table:table-cell office:value-type="string" table:style-name="ce112">
            <text:p>Enero 2019 - Marz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65" table:style-name="ce110">
            <text:p>165</text:p>
          </table:table-cell>
          <table:table-cell office:value-type="float" office:value="0" table:style-name="ce110">
            <text:p>0</text:p>
          </table:table-cell>
          <table:table-cell office:value-type="string" table:style-name="ce112">
            <text:p>Abril 2020 - Julio 2020<text:s/>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55" table:style-name="ce110">
            <text:p>155</text:p>
          </table:table-cell>
          <table:table-cell office:value-type="float" office:value="0" table:style-name="ce110">
            <text:p>0</text:p>
          </table:table-cell>
          <table:table-cell office:value-type="string" table:style-name="ce115">
            <text:p>Agosto 2020 <text:s/>- hasta la actualidad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8-01-01-001</text:p>
          </table:table-cell>
          <table:table-cell table:style-name="ce110"/>
          <table:table-cell office:value-type="string" table:style-name="ce110">
            <text:p>Mateniemiento</text:p>
          </table:table-cell>
          <table:table-cell office:value-type="string" table:style-name="ce110">
            <text:p>Mantenimiento de baterias</text:p>
          </table:table-cell>
          <table:table-cell office:value-type="string" table:style-name="ce111">
            <text:p>Unidades</text:p>
          </table:table-cell>
          <table:table-cell office:value-type="float" office:value="0" table:style-name="ce110">
            <text:p>0</text:p>
          </table:table-cell>
          <table:table-cell table:style-name="ce110"/>
          <table:table-cell office:value-type="string" table:style-name="ce115">
            <text:p>valor cambiante según la factura</text:p>
          </table:table-cell>
          <table:table-cell table:number-columns-repeated="16376"/>
        </table:table-row>
        <table:table-row table:number-rows-repeated="4" table:style-name="ro2">
          <table:table-cell table:number-columns-repeated="4" table:style-name="ce110"/>
          <table:table-cell table:style-name="ce111"/>
          <table:table-cell table:number-columns-repeated="2" table:style-name="ce110"/>
          <table:table-cell table:style-name="ce114"/>
          <table:table-cell table:number-columns-repeated="16376"/>
        </table:table-row>
        <table:table-row table:style-name="ro2">
          <table:table-cell table:number-columns-repeated="4" table:style-name="ce116"/>
          <table:table-cell table:style-name="ce117"/>
          <table:table-cell table:number-columns-repeated="2" table:style-name="ce116"/>
          <table:table-cell table:style-name="ce118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19">
            <text:p>Conclu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12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8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os valores de mantenimiento cambian según la factura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Prueba_de_Ventas" table:style-name="ta2">
        <table:table-column table:style-name="co50" table:default-cell-style-name="ce1"/>
        <table:table-column table:style-name="co8" table:default-cell-style-name="ce1"/>
        <table:table-column table:style-name="co48" table:number-columns-repeated="2" table:default-cell-style-name="ce1"/>
        <table:table-column table:style-name="co51" table:default-cell-style-name="ce1"/>
        <table:table-column table:style-name="co18" table:default-cell-style-name="ce121"/>
        <table:table-column table:style-name="co52" table:default-cell-style-name="ce122"/>
        <table:table-column table:style-name="co53" table:default-cell-style-name="ce122"/>
        <table:table-column table:style-name="co54" table:default-cell-style-name="ce1"/>
        <table:table-column table:style-name="co52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">
            <text:p>Servicios Telcodata S.A.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string" table:style-name="ce1">
            <text:p>Listado de productos de Servicios Telcodata S.A.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string" table:style-name="ce1">
            <text:p>Al 31 de diciembre del 2020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19">
            <text:p>Ventas Realizas en el 2019</text:p>
          </table:table-cell>
          <table:table-cell table:number-columns-repeated="4" table:style-name="ce119"/>
          <table:table-cell table:style-name="ce123"/>
          <table:table-cell table:number-columns-repeated="2" table:style-name="ce124"/>
          <table:table-cell table:number-columns-repeated="16376" table:style-name="ce119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25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string" table:style-name="ce126">
            <text:p>Cantidad</text:p>
          </table:table-cell>
          <table:table-cell office:value-type="string" table:style-name="ce127">
            <text:p>Precio</text:p>
          </table:table-cell>
          <table:table-cell office:value-type="string" table:style-name="ce128">
            <text:p>Facturado</text:p>
          </table:table-cell>
          <table:table-cell office:value-type="string" table:style-name="ce129">
            <text:p>IVA</text:p>
          </table:table-cell>
          <table:table-cell office:value-type="string" table:style-name="ce129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30" table:style-name="ce130">
            <text:p><text:s/>230<text:s/></text:p>
          </table:table-cell>
          <table:table-cell office:value-type="float" office:value="257" table:style-name="ce131">
            <text:p><text:s/>257<text:s/></text:p>
          </table:table-cell>
          <table:table-cell office:value-type="float" office:value="59110" table:formula="of:=[.F7]*[.G7]" table:style-name="ce132">
            <text:p><text:s/>59.110<text:s/></text:p>
          </table:table-cell>
          <table:table-cell office:value-type="float" office:value="7093.2" table:formula="of:=[.H7]*0.12" table:style-name="ce133">
            <text:p><text:s/>7.093,2<text:s/></text:p>
          </table:table-cell>
          <table:table-cell office:value-type="float" office:value="66203.199999999997" table:formula="of:=[.H7]+[.I7]" table:style-name="ce133">
            <text:p><text:s/>66.203,2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200" table:formula="of:=300+200+100+200+200+200" table:style-name="ce130">
            <text:p><text:s/>1.200<text:s/></text:p>
          </table:table-cell>
          <table:table-cell office:value-type="float" office:value="240" table:style-name="ce131">
            <text:p><text:s/>240<text:s/></text:p>
          </table:table-cell>
          <table:table-cell office:value-type="float" office:value="288000" table:formula="of:=[.F8]*[.G8]" table:style-name="ce132">
            <text:p><text:s/>288.000<text:s/></text:p>
          </table:table-cell>
          <table:table-cell office:value-type="float" office:value="34560" table:formula="of:=[.H8]*0.12" table:style-name="ce133">
            <text:p><text:s/>34.560,0<text:s/></text:p>
          </table:table-cell>
          <table:table-cell office:value-type="float" office:value="322560" table:formula="of:=[.H8]+[.I8]" table:style-name="ce133">
            <text:p><text:s/>322.56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1</text:p>
          </table:table-cell>
          <table:table-cell table:style-name="ce110"/>
          <table:table-cell office:value-type="string" table:style-name="ce110">
            <text:p>Matenimiento</text:p>
          </table:table-cell>
          <table:table-cell office:value-type="string" table:style-name="ce110">
            <text:p>Mantenimiento de baterias</text:p>
          </table:table-cell>
          <table:table-cell office:value-type="string" table:style-name="ce111">
            <text:p>Unidades</text:p>
          </table:table-cell>
          <table:table-cell office:value-type="float" office:value="3" table:style-name="ce130">
            <text:p><text:s/>3<text:s/></text:p>
          </table:table-cell>
          <table:table-cell office:value-type="float" office:value="14750" table:style-name="ce131">
            <text:p><text:s/>14.750<text:s/></text:p>
          </table:table-cell>
          <table:table-cell office:value-type="float" office:value="44250" table:formula="of:=[.F9]*[.G9]" table:style-name="ce132">
            <text:p><text:s/>44.250<text:s/></text:p>
          </table:table-cell>
          <table:table-cell office:value-type="float" office:value="5310" table:formula="of:=[.H9]*0.12" table:style-name="ce133">
            <text:p><text:s/>5.310,0<text:s/></text:p>
          </table:table-cell>
          <table:table-cell office:value-type="float" office:value="49560" table:formula="of:=[.H9]+[.I9]" table:style-name="ce133">
            <text:p><text:s/>49.56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2</text:p>
          </table:table-cell>
          <table:table-cell table:style-name="ce110"/>
          <table:table-cell office:value-type="string" table:style-name="ce110">
            <text:p>Anticipo de Compra</text:p>
          </table:table-cell>
          <table:table-cell table:style-name="ce110"/>
          <table:table-cell table:style-name="ce111"/>
          <table:table-cell office:value-type="float" office:value="1" table:style-name="ce130">
            <text:p><text:s/>1<text:s/></text:p>
          </table:table-cell>
          <table:table-cell office:value-type="float" office:value="65000" table:style-name="ce131">
            <text:p><text:s/>65.000<text:s/></text:p>
          </table:table-cell>
          <table:table-cell office:value-type="float" office:value="65000" table:formula="of:=[.F10]*[.G10]" table:style-name="ce132">
            <text:p><text:s/>65.000<text:s/></text:p>
          </table:table-cell>
          <table:table-cell office:value-type="float" office:value="7800" table:formula="of:=[.H10]*0.12" table:style-name="ce133">
            <text:p><text:s/>7.800,0<text:s/></text:p>
          </table:table-cell>
          <table:table-cell office:value-type="float" office:value="72800" table:formula="of:=[.H10]+[.I10]" table:style-name="ce133">
            <text:p><text:s/>72.80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2</text:p>
          </table:table-cell>
          <table:table-cell table:style-name="ce110"/>
          <table:table-cell office:value-type="string" table:style-name="ce110">
            <text:p>Anticipo de Compra</text:p>
          </table:table-cell>
          <table:table-cell table:style-name="ce110"/>
          <table:table-cell table:style-name="ce111"/>
          <table:table-cell office:value-type="float" office:value="1" table:style-name="ce130">
            <text:p><text:s/>1<text:s/></text:p>
          </table:table-cell>
          <table:table-cell office:value-type="float" office:value="109000" table:style-name="ce131">
            <text:p><text:s/>109.000<text:s/></text:p>
          </table:table-cell>
          <table:table-cell office:value-type="float" office:value="109000" table:formula="of:=[.F11]*[.G11]" table:style-name="ce132">
            <text:p><text:s/>109.000<text:s/></text:p>
          </table:table-cell>
          <table:table-cell office:value-type="float" office:value="13080" table:formula="of:=[.H11]*0.12" table:style-name="ce133">
            <text:p><text:s/>13.080,0<text:s/></text:p>
          </table:table-cell>
          <table:table-cell office:value-type="float" office:value="122080" table:formula="of:=[.H11]+[.I11]" table:style-name="ce133">
            <text:p><text:s/>122.080,0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4" table:style-name="ce110"/>
          <table:table-cell table:style-name="ce111"/>
          <table:table-cell table:style-name="ce130"/>
          <table:table-cell table:style-name="ce134"/>
          <table:table-cell table:style-name="ce135"/>
          <table:table-cell table:number-columns-repeated="2" table:style-name="ce110"/>
          <table:table-cell table:number-columns-repeated="16374"/>
        </table:table-row>
        <table:table-row table:style-name="ro2">
          <table:table-cell table:number-columns-repeated="4" table:style-name="ce116"/>
          <table:table-cell table:style-name="ce117"/>
          <table:table-cell table:style-name="ce130"/>
          <table:table-cell table:style-name="ce134"/>
          <table:table-cell table:style-name="ce135"/>
          <table:table-cell table:number-columns-repeated="2" table:style-name="ce110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table:style-name="ce136"/>
          <table:table-cell table:style-name="ce137"/>
          <table:table-cell office:value-type="float" office:value="565360" table:formula="of:=SUM([.H7:.H14])" table:style-name="ce138">
            <text:p><text:s/>565.360,0<text:s/></text:p>
          </table:table-cell>
          <table:table-cell office:value-type="float" office:value="67843.199999999997" table:formula="of:=SUM([.I7:.I14])" table:style-name="ce139">
            <text:p><text:s/>67.843,2<text:s/></text:p>
          </table:table-cell>
          <table:table-cell office:value-type="float" office:value="633203.19999999995" table:formula="of:=SUM([.J7:.J14])" table:style-name="ce139">
            <text:p><text:s/>633.203,2<text:s/>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Baterias</text:p>
          </table:table-cell>
          <table:table-cell office:value-type="float" office:value="1430" table:formula="of:=+[.F7]+[.F8]" table:style-name="ce140">
            <text:p><text:s/>1.430<text:s/></text:p>
          </table:table-cell>
          <table:table-cell office:value-type="float" office:value="242.73426573426573" table:formula="of:=+[.H16]/[.F16]" table:style-name="ce139">
            <text:p><text:s/>242,7<text:s/></text:p>
          </table:table-cell>
          <table:table-cell office:value-type="float" office:value="347110" table:formula="of:=+[.H7]+[.H8]" table:style-name="ce139">
            <text:p><text:s/>347.110,0<text:s/></text:p>
          </table:table-cell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ervicios</text:p>
          </table:table-cell>
          <table:table-cell table:style-name="ce121"/>
          <table:table-cell table:style-name="ce122"/>
          <table:table-cell office:value-type="float" office:value="218250" table:formula="of:=+[.H15]-[.H16]" table:style-name="ce139">
            <text:p><text:s/>218.250,0<text:s/>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19">
            <text:p>Ventas Realizas en el 2020</text:p>
          </table:table-cell>
          <table:table-cell table:number-columns-repeated="4" table:style-name="ce119"/>
          <table:table-cell table:style-name="ce123"/>
          <table:table-cell table:number-columns-repeated="2" table:style-name="ce124"/>
          <table:table-cell table:number-columns-repeated="16376" table:style-name="ce119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25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string" table:style-name="ce126">
            <text:p>Cantidad</text:p>
          </table:table-cell>
          <table:table-cell office:value-type="string" table:style-name="ce127">
            <text:p>Precio</text:p>
          </table:table-cell>
          <table:table-cell office:value-type="string" table:style-name="ce128">
            <text:p>Facturado</text:p>
          </table:table-cell>
          <table:table-cell office:value-type="string" table:style-name="ce141">
            <text:p>IVA</text:p>
          </table:table-cell>
          <table:table-cell office:value-type="string" table:style-name="ce141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520" table:formula="of:=200+320" table:style-name="ce130">
            <text:p><text:s/>520<text:s/></text:p>
          </table:table-cell>
          <table:table-cell office:value-type="float" office:value="240" table:style-name="ce131">
            <text:p><text:s/>240<text:s/></text:p>
          </table:table-cell>
          <table:table-cell office:value-type="float" office:value="124800" table:formula="of:=[.F21]*[.G21]" table:style-name="ce121">
            <text:p><text:s/>124.800<text:s/></text:p>
          </table:table-cell>
          <table:table-cell office:value-type="float" office:value="14976" table:formula="of:=[.H21]*0.12" table:style-name="ce142">
            <text:p><text:s/>14.976,0<text:s/></text:p>
          </table:table-cell>
          <table:table-cell office:value-type="float" office:value="139776" table:formula="of:=[.H21]+[.I21]" table:style-name="ce142">
            <text:p><text:s/>139.776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500" table:formula="of:=200+200+100" table:style-name="ce130">
            <text:p><text:s/>500<text:s/></text:p>
          </table:table-cell>
          <table:table-cell office:value-type="float" office:value="235" table:style-name="ce131">
            <text:p><text:s/>235<text:s/></text:p>
          </table:table-cell>
          <table:table-cell office:value-type="float" office:value="117500" table:formula="of:=[.F22]*[.G22]" table:style-name="ce121">
            <text:p><text:s/>117.500<text:s/></text:p>
          </table:table-cell>
          <table:table-cell office:value-type="float" office:value="14100" table:formula="of:=[.H22]*0.12" table:style-name="ce133">
            <text:p><text:s/>14.100,0<text:s/></text:p>
          </table:table-cell>
          <table:table-cell office:value-type="float" office:value="131600" table:formula="of:=[.H22]+[.I22]" table:style-name="ce133">
            <text:p><text:s/>131.60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70" table:formula="of:=270" table:style-name="ce130">
            <text:p><text:s/>270<text:s/></text:p>
          </table:table-cell>
          <table:table-cell office:value-type="float" office:value="225" table:style-name="ce131">
            <text:p><text:s/>225<text:s/></text:p>
          </table:table-cell>
          <table:table-cell office:value-type="float" office:value="60750" table:formula="of:=[.F23]*[.G23]" table:style-name="ce121">
            <text:p><text:s/>60.750<text:s/></text:p>
          </table:table-cell>
          <table:table-cell office:value-type="float" office:value="7290" table:formula="of:=[.H23]*0.12" table:style-name="ce133">
            <text:p><text:s/>7.290,0<text:s/></text:p>
          </table:table-cell>
          <table:table-cell office:value-type="float" office:value="68040" table:formula="of:=[.H23]+[.I23]" table:style-name="ce133">
            <text:p><text:s/>68.04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80" table:formula="of:=80" table:style-name="ce130">
            <text:p><text:s/>80<text:s/></text:p>
          </table:table-cell>
          <table:table-cell office:value-type="float" office:value="172" table:style-name="ce131">
            <text:p><text:s/>172<text:s/></text:p>
          </table:table-cell>
          <table:table-cell office:value-type="float" office:value="13760" table:formula="of:=[.F24]*[.G24]" table:style-name="ce121">
            <text:p><text:s/>13.760<text:s/></text:p>
          </table:table-cell>
          <table:table-cell office:value-type="float" office:value="1651.2" table:formula="of:=[.H24]*0.12" table:style-name="ce133">
            <text:p><text:s/>1.651,2<text:s/></text:p>
          </table:table-cell>
          <table:table-cell office:value-type="float" office:value="15411.2" table:formula="of:=[.H24]+[.I24]" table:style-name="ce133">
            <text:p><text:s/>15.411,2<text:s/></text:p>
          </table:table-cell>
          <table:table-cell table:number-columns-repeated="16374"/>
        </table:table-row>
        <table:table-row table:style-name="ro10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00" table:style-name="ce130">
            <text:p><text:s/>100<text:s/></text:p>
          </table:table-cell>
          <table:table-cell office:value-type="float" office:value="165" table:style-name="ce131">
            <text:p><text:s/>165<text:s/></text:p>
          </table:table-cell>
          <table:table-cell office:value-type="float" office:value="16500" table:formula="of:=[.F25]*[.G25]" table:style-name="ce121">
            <text:p><text:s/>16.500<text:s/></text:p>
          </table:table-cell>
          <table:table-cell office:value-type="float" office:value="1980" table:formula="of:=[.H25]*0.12" table:style-name="ce133">
            <text:p><text:s/>1.980,0<text:s/></text:p>
          </table:table-cell>
          <table:table-cell office:value-type="float" office:value="18480" table:formula="of:=[.H25]+[.I25]" table:style-name="ce133">
            <text:p><text:s/>18.480,0<text:s/></text:p>
          </table:table-cell>
          <table:table-cell table:number-columns-repeated="16374"/>
        </table:table-row>
        <table:table-row table:style-name="ro10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90" table:formula="of:=290" table:style-name="ce130">
            <text:p><text:s/>290<text:s/></text:p>
          </table:table-cell>
          <table:table-cell office:value-type="float" office:value="155" table:style-name="ce131">
            <text:p><text:s/>155<text:s/></text:p>
          </table:table-cell>
          <table:table-cell office:value-type="float" office:value="44950" table:formula="of:=[.F26]*[.G26]" table:style-name="ce121">
            <text:p><text:s/>44.950<text:s/></text:p>
          </table:table-cell>
          <table:table-cell office:value-type="float" office:value="5394" table:formula="of:=[.H26]*0.12" table:style-name="ce133">
            <text:p><text:s/>5.394,0<text:s/></text:p>
          </table:table-cell>
          <table:table-cell office:value-type="float" office:value="50344" table:formula="of:=[.H26]+[.I26]" table:style-name="ce133">
            <text:p><text:s/>50.344,0<text:s/></text:p>
          </table:table-cell>
          <table:table-cell table:number-columns-repeated="16374"/>
        </table:table-row>
        <table:table-row table:style-name="ro2">
          <table:table-cell table:number-columns-repeated="4" table:style-name="ce116"/>
          <table:table-cell table:style-name="ce117"/>
          <table:table-cell table:style-name="ce130"/>
          <table:table-cell table:style-name="ce131"/>
          <table:table-cell table:style-name="ce122"/>
          <table:table-cell table:number-columns-repeated="2" table:style-name="ce116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office:value-type="float" office:value="1760" table:formula="of:=SUM([.F21:.F27])" table:style-name="ce140">
            <text:p><text:s/>1.760<text:s/></text:p>
          </table:table-cell>
          <table:table-cell office:value-type="float" office:value="214.92045454545453" table:formula="of:=+[.H28]/[.F28]" table:style-name="ce139">
            <text:p><text:s/>214,9<text:s/></text:p>
          </table:table-cell>
          <table:table-cell office:value-type="float" office:value="378260" table:formula="of:=SUM([.H21:.H27])" table:style-name="ce143">
            <text:p><text:s/>378.260,0<text:s/></text:p>
          </table:table-cell>
          <table:table-cell office:value-type="float" office:value="45391.199999999997" table:formula="of:=SUM([.I21:.I27])" table:style-name="ce144">
            <text:p><text:s/>45.391,2<text:s/></text:p>
          </table:table-cell>
          <table:table-cell office:value-type="float" office:value="423651.2" table:formula="of:=SUM([.J21:.J27])" table:style-name="ce144">
            <text:p><text:s/>423.651,2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Conclusiones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1">
            <text:p>En 2019 se vendieron 1430 baterias de 12v/120 ah</text:p>
          </table:table-cell>
          <table:table-cell table:number-columns-repeated="3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de las 1430 baterias, 230 fueorn vendidas a $ 257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 las 1430 baterias, 1200 fueron vendidas a $ 24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1">
            <text:p>En el 2020 se vendieron 1760 baterias, distribuidas en 2 tipos diferente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<text:s/>1290 baterias de 12v/120ah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380 baterias de 12v/80ah</text:p>
          </table:table-cell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  <table:table table:name="Detalle_de_ventas" table:style-name="ta5">
        <table:table-column table:style-name="co30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4" table:default-cell-style-name="ce1"/>
        <table:table-column table:style-name="co52" table:default-cell-style-name="ce1"/>
        <table:table-column table:style-name="co30" table:number-columns-repeated="16378" table:default-cell-style-name="ce1"/>
        <table:table-row table:style-name="ro11">
          <table:table-cell office:value-type="string" table:style-name="ce145">
            <text:p>Fecha Fact.</text:p>
          </table:table-cell>
          <table:table-cell office:value-type="string" table:style-name="ce145">
            <text:p>Fact. #</text:p>
          </table:table-cell>
          <table:table-cell office:value-type="string" table:style-name="ce145">
            <text:p>Descripción</text:p>
          </table:table-cell>
          <table:table-cell office:value-type="string" table:style-name="ce145">
            <text:p>Base imp. IVA</text:p>
          </table:table-cell>
          <table:table-cell office:value-type="string" table:style-name="ce145">
            <text:p>IVA</text:p>
          </table:table-cell>
          <table:table-cell office:value-type="string" table:style-name="ce145">
            <text:p>Total Fact.</text:p>
          </table:table-cell>
          <table:table-cell table:style-name="ce1"/>
          <table:table-cell office:value-type="string" table:style-name="ce146">
            <text:p>COSTO DE VENTAS</text:p>
          </table:table-cell>
          <table:table-cell office:value-type="string" table:style-name="ce147">
            <text:p>MARGEN $</text:p>
          </table:table-cell>
          <table:table-cell office:value-type="string" table:style-name="ce147">
            <text:p>%</text:p>
          </table:table-cell>
          <table:table-cell table:number-columns-repeated="16374"/>
        </table:table-row>
        <table:table-row table:style-name="ro9">
          <table:table-cell office:value-type="date" office:date-value="2020-02-21T00:00:00" table:style-name="ce148">
            <text:p>21/02/2020</text:p>
          </table:table-cell>
          <table:table-cell office:value-type="float" office:value="4316" table:style-name="ce149">
            <text:p>4316</text:p>
          </table:table-cell>
          <table:table-cell office:value-type="string" table:style-name="ce149">
            <text:p>280 DRY BATTERY <text:s/>DM-12120 Y HR-1280</text:p>
          </table:table-cell>
          <table:table-cell office:value-type="float" office:value="61760" table:style-name="ce150">
            <text:p>61.760,00</text:p>
          </table:table-cell>
          <table:table-cell office:value-type="float" office:value="7411.2" table:style-name="ce101">
            <text:p>7.411,20</text:p>
          </table:table-cell>
          <table:table-cell office:value-type="float" office:value="69171.199999999997" table:style-name="ce150">
            <text:p>69.171,20</text:p>
          </table:table-cell>
          <table:table-cell table:style-name="ce1"/>
          <table:table-cell office:value-type="float" office:value="45288.46" table:style-name="ce151">
            <text:p><text:s/>45.288,46<text:s/></text:p>
          </table:table-cell>
          <table:table-cell office:value-type="float" office:value="16471.54" table:formula="of:=+[.D2]-[.H2]" table:style-name="ce101">
            <text:p>16.471,54</text:p>
          </table:table-cell>
          <table:table-cell office:value-type="percentage" office:value="0.36370280641028646" table:formula="of:=+[.I2]/[.H2]" table:style-name="ce152">
            <text:p>36%</text:p>
          </table:table-cell>
          <table:table-cell table:number-columns-repeated="16374"/>
        </table:table-row>
        <table:table-row table:style-name="ro9">
          <table:table-cell office:value-type="date" office:date-value="2020-03-16T00:00:00" table:style-name="ce148">
            <text:p>16/03/2020</text:p>
          </table:table-cell>
          <table:table-cell office:value-type="float" office:value="4317" table:style-name="ce149">
            <text:p>4317</text:p>
          </table:table-cell>
          <table:table-cell office:value-type="string" table:style-name="ce149">
            <text:p>320 DRY BATTERY <text:s/>DM-12120</text:p>
          </table:table-cell>
          <table:table-cell office:value-type="float" office:value="76800" table:style-name="ce150">
            <text:p>76.800,00</text:p>
          </table:table-cell>
          <table:table-cell office:value-type="float" office:value="9216" table:style-name="ce101">
            <text:p>9.216,00</text:p>
          </table:table-cell>
          <table:table-cell office:value-type="float" office:value="86016" table:style-name="ce150">
            <text:p>86.016,00</text:p>
          </table:table-cell>
          <table:table-cell table:style-name="ce1"/>
          <table:table-cell office:value-type="float" office:value="51758.26" table:style-name="ce151">
            <text:p><text:s/>51.758,26<text:s/></text:p>
          </table:table-cell>
          <table:table-cell office:value-type="float" office:value="25041.739999999998" table:formula="of:=+[.D3]-[.H3]" table:style-name="ce101">
            <text:p>25.041,74</text:p>
          </table:table-cell>
          <table:table-cell office:value-type="percentage" office:value="0.48382113309064095" table:formula="of:=+[.I3]/[.H3]" table:style-name="ce152">
            <text:p>48%</text:p>
          </table:table-cell>
          <table:table-cell table:number-columns-repeated="16374"/>
        </table:table-row>
        <table:table-row table:style-name="ro9">
          <table:table-cell office:value-type="date" office:date-value="2020-06-23T00:00:00" table:style-name="ce153">
            <text:p>23/06/2020</text:p>
          </table:table-cell>
          <table:table-cell office:value-type="float" office:value="4319" table:style-name="ce149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101">
            <text:p>47.000,00</text:p>
          </table:table-cell>
          <table:table-cell office:value-type="float" office:value="5640" table:style-name="ce101">
            <text:p>5.640,00</text:p>
          </table:table-cell>
          <table:table-cell office:value-type="float" office:value="52640" table:style-name="ce101">
            <text:p>52.640,00</text:p>
          </table:table-cell>
          <table:table-cell table:style-name="ce1"/>
          <table:table-cell office:value-type="float" office:value="30253.39" table:style-name="ce151">
            <text:p><text:s/>30.253,39<text:s/></text:p>
          </table:table-cell>
          <table:table-cell office:value-type="float" office:value="16746.61" table:formula="of:=+[.D4]-[.H4]" table:style-name="ce101">
            <text:p>16.746,61</text:p>
          </table:table-cell>
          <table:table-cell office:value-type="percentage" office:value="0.55354490852099558" table:formula="of:=+[.I4]/[.H4]" table:style-name="ce152">
            <text:p>55%</text:p>
          </table:table-cell>
          <table:table-cell table:number-columns-repeated="16374"/>
        </table:table-row>
        <table:table-row table:style-name="ro9">
          <table:table-cell office:value-type="date" office:date-value="2020-06-24T00:00:00" table:style-name="ce153">
            <text:p>24/06/2020</text:p>
          </table:table-cell>
          <table:table-cell office:value-type="float" office:value="4320" table:style-name="ce149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101">
            <text:p>16.500,00</text:p>
          </table:table-cell>
          <table:table-cell office:value-type="float" office:value="1980" table:style-name="ce101">
            <text:p>1.980,00</text:p>
          </table:table-cell>
          <table:table-cell office:value-type="float" office:value="18480" table:style-name="ce101">
            <text:p>18.480,00</text:p>
          </table:table-cell>
          <table:table-cell table:style-name="ce1"/>
          <table:table-cell office:value-type="float" office:value="15126.69" table:style-name="ce151">
            <text:p><text:s/>15.126,69<text:s/></text:p>
          </table:table-cell>
          <table:table-cell office:value-type="float" office:value="1373.3099999999995" table:formula="of:=+[.D5]-[.H5]" table:style-name="ce101">
            <text:p>1.373,31</text:p>
          </table:table-cell>
          <table:table-cell office:value-type="percentage" office:value="9.0787211214085797E-2" table:formula="of:=+[.I5]/[.H5]" table:style-name="ce152">
            <text:p>9%</text:p>
          </table:table-cell>
          <table:table-cell table:number-columns-repeated="16374"/>
        </table:table-row>
        <table:table-row table:style-name="ro9">
          <table:table-cell office:value-type="date" office:date-value="2020-07-02T00:00:00" table:style-name="ce153">
            <text:p>02/07/2020</text:p>
          </table:table-cell>
          <table:table-cell office:value-type="float" office:value="4321" table:style-name="ce149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101">
            <text:p>47.000,00</text:p>
          </table:table-cell>
          <table:table-cell office:value-type="float" office:value="5640" table:style-name="ce101">
            <text:p>5.640,00</text:p>
          </table:table-cell>
          <table:table-cell office:value-type="float" office:value="52640" table:style-name="ce101">
            <text:p>52.640,00</text:p>
          </table:table-cell>
          <table:table-cell table:style-name="ce1"/>
          <table:table-cell office:value-type="float" office:value="30253.39" table:style-name="ce151">
            <text:p><text:s/>30.253,39<text:s/></text:p>
          </table:table-cell>
          <table:table-cell office:value-type="float" office:value="16746.61" table:formula="of:=+[.D6]-[.H6]" table:style-name="ce101">
            <text:p>16.746,61</text:p>
          </table:table-cell>
          <table:table-cell office:value-type="percentage" office:value="0.55354490852099558" table:formula="of:=+[.I6]/[.H6]" table:style-name="ce152">
            <text:p>55%</text:p>
          </table:table-cell>
          <table:table-cell table:number-columns-repeated="16374"/>
        </table:table-row>
        <table:table-row table:style-name="ro9">
          <table:table-cell office:value-type="date" office:date-value="2020-08-09T00:00:00" table:style-name="ce153">
            <text:p>09/08/2020</text:p>
          </table:table-cell>
          <table:table-cell office:value-type="float" office:value="4322" table:style-name="ce149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101">
            <text:p>23.500,00</text:p>
          </table:table-cell>
          <table:table-cell office:value-type="float" office:value="2820" table:style-name="ce101">
            <text:p>2.820,00</text:p>
          </table:table-cell>
          <table:table-cell office:value-type="float" office:value="26320" table:style-name="ce101">
            <text:p>26.320,00</text:p>
          </table:table-cell>
          <table:table-cell table:style-name="ce1"/>
          <table:table-cell office:value-type="float" office:value="15126.69" table:style-name="ce151">
            <text:p><text:s/>15.126,69<text:s/></text:p>
          </table:table-cell>
          <table:table-cell office:value-type="float" office:value="8373.31" table:formula="of:=+[.D7]-[.H7]" table:style-name="ce101">
            <text:p>8.373,31</text:p>
          </table:table-cell>
          <table:table-cell office:value-type="percentage" office:value="0.55354542203218282" table:formula="of:=+[.I7]/[.H7]" table:style-name="ce152">
            <text:p>55%</text:p>
          </table:table-cell>
          <table:table-cell table:number-columns-repeated="16374"/>
        </table:table-row>
        <table:table-row table:style-name="ro9">
          <table:table-cell office:value-type="date" office:date-value="2020-08-21T00:00:00" table:style-name="ce153">
            <text:p>21/08/2020</text:p>
          </table:table-cell>
          <table:table-cell office:value-type="float" office:value="4323" table:style-name="ce149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101">
            <text:p>60.750,00</text:p>
          </table:table-cell>
          <table:table-cell office:value-type="float" office:value="7290" table:style-name="ce101">
            <text:p>7.290,00</text:p>
          </table:table-cell>
          <table:table-cell office:value-type="float" office:value="68040" table:style-name="ce101">
            <text:p>68.040,00</text:p>
          </table:table-cell>
          <table:table-cell table:style-name="ce1"/>
          <table:table-cell office:value-type="float" office:value="36866.79" table:style-name="ce151">
            <text:p><text:s/>36.866,79<text:s/></text:p>
          </table:table-cell>
          <table:table-cell office:value-type="float" office:value="23883.21" table:formula="of:=+[.D8]-[.H8]" table:style-name="ce101">
            <text:p>23.883,21</text:p>
          </table:table-cell>
          <table:table-cell office:value-type="percentage" office:value="0.64782450546955672" table:formula="of:=+[.I8]/[.H8]" table:style-name="ce152">
            <text:p>65%</text:p>
          </table:table-cell>
          <table:table-cell table:number-columns-repeated="16374"/>
        </table:table-row>
        <table:table-row table:style-name="ro9">
          <table:table-cell office:value-type="date" office:date-value="2020-08-22T00:00:00" table:style-name="ce153">
            <text:p>22/08/2020</text:p>
          </table:table-cell>
          <table:table-cell office:value-type="float" office:value="4324" table:style-name="ce149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101">
            <text:p>44.950,00</text:p>
          </table:table-cell>
          <table:table-cell office:value-type="float" office:value="5394" table:style-name="ce101">
            <text:p>5.394,00</text:p>
          </table:table-cell>
          <table:table-cell office:value-type="float" office:value="50344" table:style-name="ce101">
            <text:p>50.344,00</text:p>
          </table:table-cell>
          <table:table-cell table:style-name="ce1"/>
          <table:table-cell office:value-type="float" office:value="39597.67" table:style-name="ce151">
            <text:p><text:s/>39.597,67<text:s/></text:p>
          </table:table-cell>
          <table:table-cell office:value-type="float" office:value="5352.3300000000017" table:formula="of:=+[.D9]-[.H9]" table:style-name="ce101">
            <text:p>5.352,33</text:p>
          </table:table-cell>
          <table:table-cell office:value-type="percentage" office:value="0.13516780153983812" table:formula="of:=+[.I9]/[.H9]" table:style-name="ce152">
            <text:p>14%</text:p>
          </table:table-cell>
          <table:table-cell table:number-columns-repeated="16374"/>
        </table:table-row>
        <table:table-row table:style-name="ro9">
          <table:table-cell office:value-type="date" office:date-value="2020-11-20T00:00:00" table:style-name="ce153">
            <text:p>20/11/2020</text:p>
          </table:table-cell>
          <table:table-cell office:value-type="float" office:value="4325" table:style-name="ce149">
            <text:p>4325</text:p>
          </table:table-cell>
          <table:table-cell office:value-type="string" table:style-name="ce1">
            <text:p>392 DRY BATTERY <text:s/>DM-12120</text:p>
          </table:table-cell>
          <table:table-cell office:value-type="float" office:value="92120" table:style-name="ce101">
            <text:p>92.120,00</text:p>
          </table:table-cell>
          <table:table-cell office:value-type="float" office:value="11054.4" table:style-name="ce101">
            <text:p>11.054,40</text:p>
          </table:table-cell>
          <table:table-cell office:value-type="float" office:value="103174.39999999999" table:style-name="ce101">
            <text:p>103.174,40</text:p>
          </table:table-cell>
          <table:table-cell table:style-name="ce1"/>
          <table:table-cell office:value-type="float" office:value="65398.97" table:style-name="ce151">
            <text:p><text:s/>65.398,97<text:s/></text:p>
          </table:table-cell>
          <table:table-cell office:value-type="float" office:value="26721.03" table:formula="of:=+[.D10]-[.H10]" table:style-name="ce101">
            <text:p>26.721,03</text:p>
          </table:table-cell>
          <table:table-cell office:value-type="percentage" office:value="0.40858487526638415" table:formula="of:=+[.I10]/[.H10]" table:style-name="ce152">
            <text:p>41%</text:p>
          </table:table-cell>
          <table:table-cell table:number-columns-repeated="16374"/>
        </table:table-row>
        <table:table-row table:style-name="ro9">
          <table:table-cell office:value-type="date" office:date-value="2020-11-21T00:00:00" table:style-name="ce153">
            <text:p>21/11/2020</text:p>
          </table:table-cell>
          <table:table-cell office:value-type="float" office:value="4326" table:style-name="ce149">
            <text:p>4326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101">
            <text:p>940,00</text:p>
          </table:table-cell>
          <table:table-cell office:value-type="float" office:value="112.8" table:style-name="ce101">
            <text:p>112,80</text:p>
          </table:table-cell>
          <table:table-cell office:value-type="float" office:value="1052.8" table:style-name="ce101">
            <text:p>1.052,80</text:p>
          </table:table-cell>
          <table:table-cell table:style-name="ce1"/>
          <table:table-cell office:value-type="float" office:value="667.34" table:style-name="ce151">
            <text:p><text:s/>667,34<text:s/></text:p>
          </table:table-cell>
          <table:table-cell office:value-type="float" office:value="272.65999999999997" table:formula="of:=+[.D11]-[.H11]" table:style-name="ce101">
            <text:p>272,66</text:p>
          </table:table-cell>
          <table:table-cell office:value-type="percentage" office:value="0.40857733688974129" table:formula="of:=+[.I11]/[.H11]" table:style-name="ce152">
            <text:p>41%</text:p>
          </table:table-cell>
          <table:table-cell table:number-columns-repeated="16374"/>
        </table:table-row>
        <table:table-row table:style-name="ro9">
          <table:table-cell office:value-type="date" office:date-value="2020-11-21T00:00:00" table:style-name="ce153">
            <text:p>21/11/2020</text:p>
          </table:table-cell>
          <table:table-cell office:value-type="float" office:value="4327" table:style-name="ce149">
            <text:p>4327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101">
            <text:p>940,00</text:p>
          </table:table-cell>
          <table:table-cell office:value-type="float" office:value="112.8" table:style-name="ce101">
            <text:p>112,80</text:p>
          </table:table-cell>
          <table:table-cell office:value-type="float" office:value="1052.8" table:style-name="ce101">
            <text:p>1.052,80</text:p>
          </table:table-cell>
          <table:table-cell table:style-name="ce1"/>
          <table:table-cell office:value-type="float" office:value="667.34" table:style-name="ce151">
            <text:p><text:s/>667,34<text:s/></text:p>
          </table:table-cell>
          <table:table-cell office:value-type="float" office:value="272.65999999999997" table:formula="of:=+[.D12]-[.H12]" table:style-name="ce101">
            <text:p>272,66</text:p>
          </table:table-cell>
          <table:table-cell office:value-type="percentage" office:value="0.40857733688974129" table:formula="of:=+[.I12]/[.H12]" table:style-name="ce152">
            <text:p>41%</text:p>
          </table:table-cell>
          <table:table-cell table:number-columns-repeated="16374"/>
        </table:table-row>
        <table:table-row table:style-name="ro9">
          <table:table-cell office:value-type="date" office:date-value="2020-12-11T00:00:00" table:style-name="ce153">
            <text:p>11/12/2020</text:p>
          </table:table-cell>
          <table:table-cell office:value-type="float" office:value="4328" table:style-name="ce149">
            <text:p>4328</text:p>
          </table:table-cell>
          <table:table-cell office:value-type="string" table:style-name="ce1">
            <text:p>8 DRY BATTERY <text:s/>DM-12120</text:p>
          </table:table-cell>
          <table:table-cell office:value-type="float" office:value="1880" table:style-name="ce101">
            <text:p>1.880,00</text:p>
          </table:table-cell>
          <table:table-cell office:value-type="float" office:value="225.6" table:style-name="ce101">
            <text:p>225,60</text:p>
          </table:table-cell>
          <table:table-cell office:value-type="float" office:value="2105.6" table:style-name="ce101">
            <text:p>2.105,60</text:p>
          </table:table-cell>
          <table:table-cell table:style-name="ce1"/>
          <table:table-cell office:value-type="float" office:value="1334.67" table:style-name="ce151">
            <text:p><text:s/>1.334,67<text:s/></text:p>
          </table:table-cell>
          <table:table-cell office:value-type="float" office:value="545.32999999999993" table:formula="of:=+[.D13]-[.H13]" table:style-name="ce101">
            <text:p>545,33</text:p>
          </table:table-cell>
          <table:table-cell office:value-type="percentage" office:value="0.40858789063963369" table:formula="of:=+[.I13]/[.H13]" table:style-name="ce152">
            <text:p>41%</text:p>
          </table:table-cell>
          <table:table-cell table:number-columns-repeated="16374"/>
        </table:table-row>
        <table:table-row table:style-name="ro9">
          <table:table-cell office:value-type="date" office:date-value="2020-12-16T00:00:00" table:style-name="ce153">
            <text:p>16/12/2020</text:p>
          </table:table-cell>
          <table:table-cell office:value-type="float" office:value="4329" table:style-name="ce149">
            <text:p>4329</text:p>
          </table:table-cell>
          <table:table-cell office:value-type="string" table:style-name="ce1">
            <text:p>150 DRY BATTERY <text:s/>HR-1280</text:p>
          </table:table-cell>
          <table:table-cell office:value-type="float" office:value="24000" table:style-name="ce101">
            <text:p>24.000,00</text:p>
          </table:table-cell>
          <table:table-cell office:value-type="float" office:value="2880" table:style-name="ce101">
            <text:p>2.880,00</text:p>
          </table:table-cell>
          <table:table-cell office:value-type="float" office:value="26880" table:style-name="ce101">
            <text:p>26.880,00</text:p>
          </table:table-cell>
          <table:table-cell table:style-name="ce1"/>
          <table:table-cell office:value-type="float" office:value="25025.119999999999" table:style-name="ce151">
            <text:p><text:s/>25.025,12<text:s/></text:p>
          </table:table-cell>
          <table:table-cell office:value-type="float" office:value="-1025.119999999999" table:formula="of:=+[.D14]-[.H14]" table:style-name="ce101">
            <text:p>-1.025,12</text:p>
          </table:table-cell>
          <table:table-cell office:value-type="percentage" office:value="-4.0963639734794437E-2" table:formula="of:=+[.I14]/[.H14]" table:style-name="ce152">
            <text:p>-4%</text:p>
          </table:table-cell>
          <table:table-cell table:number-columns-repeated="16374"/>
        </table:table-row>
        <table:table-row table:style-name="ro8">
          <table:table-cell office:value-type="date" office:date-value="2020-12-18T00:00:00" table:style-name="ce153">
            <text:p>18/12/2020</text:p>
          </table:table-cell>
          <table:table-cell office:value-type="float" office:value="4330" table:style-name="ce149">
            <text:p>4330</text:p>
          </table:table-cell>
          <table:table-cell office:value-type="string" table:style-name="ce1">
            <text:p>208 DRY BATTERY <text:s/>DM-12120</text:p>
          </table:table-cell>
          <table:table-cell office:value-type="float" office:value="48880" table:style-name="ce101">
            <text:p>48.880,00</text:p>
          </table:table-cell>
          <table:table-cell office:value-type="float" office:value="5865.6" table:style-name="ce101">
            <text:p>5.865,60</text:p>
          </table:table-cell>
          <table:table-cell office:value-type="float" office:value="54745.599999999999" table:style-name="ce101">
            <text:p>54.745,60</text:p>
          </table:table-cell>
          <table:table-cell table:style-name="ce1"/>
          <table:table-cell office:value-type="float" office:value="34701.49" table:style-name="ce151">
            <text:p><text:s/>34.701,49<text:s/></text:p>
          </table:table-cell>
          <table:table-cell office:value-type="float" office:value="14178.510000000002" table:formula="of:=+[.D15]-[.H15]" table:style-name="ce101">
            <text:p>14.178,51</text:p>
          </table:table-cell>
          <table:table-cell office:value-type="percentage" office:value="0.40858504922987465" table:formula="of:=+[.I15]/[.H15]" table:style-name="ce152">
            <text:p>41%</text:p>
          </table:table-cell>
          <table:table-cell table:number-columns-repeated="16374"/>
        </table:table-row>
        <table:table-row table:style-name="ro8">
          <table:table-cell table:number-columns-repeated="3" table:style-name="ce1"/>
          <table:table-cell office:value-type="float" office:value="547020" table:formula="of:=SUM([.D2:.D15])" table:style-name="ce154">
            <text:p>547.020,00</text:p>
          </table:table-cell>
          <table:table-cell table:number-columns-repeated="3" table:style-name="ce1"/>
          <table:table-cell office:value-type="float" office:value="392066.27000000008" table:formula="of:=SUM([.H2:.H15])" table:style-name="ce155">
            <text:p><text:s/>392.066,27<text:s/></text:p>
          </table:table-cell>
          <table:table-cell office:value-type="float" office:value="154953.72999999992" table:formula="of:=+[.D16]-[.H16]" table:style-name="ce101">
            <text:p>154.953,73</text:p>
          </table:table-cell>
          <table:table-cell office:value-type="percentage" office:value="0.39522331263028543" table:formula="of:=+[.I16]/[.H16]" table:style-name="ce152">
            <text:p>40%</text:p>
          </table:table-cell>
          <table:table-cell table:number-columns-repeated="16374"/>
        </table:table-row>
        <table:table-row table:number-rows-repeated="1048560" table:style-name="ro2">
          <table:table-cell table:number-columns-repeated="16384"/>
        </table:table-row>
      </table:table>
      <table:database-ranges>
        <table:database-range table:target-range-address="Precios.A7:Precios.G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percentage-style style:name="N37">
      <number:number number:decimal-places="2" number:min-integer-digits="1"/>
      <number:text> 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 -</number:text>
      <number:number number:decimal-places="1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1" number:min-integer-digits="1" number:grouping="true"/>
      <number:text> </number:text>
    </number:number-style>
    <number:number-style style:name="N40P1">
      <number:text> -</number:text>
      <number:number number:decimal-places="1" number:min-integer-digits="1" number:grouping="true"/>
      <number:text> </number:text>
    </number:number-style>
    <number:number-style style:name="N40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3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3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4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4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 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2" number:min-integer-digits="1" number:grouping="true"/>
      <number:text> </number:text>
    </number:number-style>
    <number:number-style style:name="N46P1">
      <number:text>(</number:text>
      <number:number number:decimal-places="2" number:min-integer-digits="1" number:grouping="true"/>
      <number:text>)</number:text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number:date-style style:name="N48P0">
      <number:day number:style="long"/>
      <number:text>/</number:text>
      <number:month number:style="long"/>
      <number:text>/</number:text>
      <number:year number:style="long"/>
    </number:date-style>
    <number:text-style style:name="N48">
      <number:text-content/>
      <style:map style:condition="value()&gt;=0" style:apply-style-name="N48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5"/>
    <style:style style:name="Moneda" style:family="table-cell" style:data-style-name="N43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Dara Macias</meta:initial-creator>
    <dc:creator>Carlos Almeida</dc:creator>
    <meta:creation-date>2020-10-19T12:23:50Z</meta:creation-date>
    <dc:date>2021-05-03T16:24:37Z</dc:date>
    <meta:editing-cycles>4</meta:editing-cycles>
    <meta:editing-duration>PT720S</meta:editing-duration>
  </office:meta>
</office:document-meta>
</file>